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952000006889F74E623F903F46E.jpg" manifest:media-type="image/jpeg"/>
  <manifest:file-entry manifest:full-path="Pictures/10000000000008F700000072389073AA9D90AC94.jpg" manifest:media-type="image/jpeg"/>
  <manifest:file-entry manifest:full-path="Pictures/100000000000007800000045E63B8E0C7535CB6B.png" manifest:media-type="image/png"/>
  <manifest:file-entry manifest:full-path="Pictures/10000000000009140000000D597D24323B667128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lbertus (W1)" svg:font-family="'Albertus (W1)'" style:font-pitch="variable"/>
    <style:font-face style:name="Cantarell4" svg:font-family="Cantarell" style:font-pitch="variable"/>
    <style:font-face style:name="Cantarell2" svg:font-family="Cantarell" style:font-adornments="Bold" style:font-pitch="variable"/>
    <style:font-face style:name="Cantarell Light" svg:font-family="'Cantarell Light'" style:font-pitch="variable"/>
    <style:font-face style:name="Cantarell Light3" svg:font-family="'Cantarell Light'" style:font-adornments="Light" style:font-pitch="variable"/>
    <style:font-face style:name="Albertus (W1)1" svg:font-family="'Albertus (W1)'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antarell Light1" svg:font-family="'Cantarell Light'" style:font-family-generic="roman" style:font-pitch="variable"/>
    <style:font-face style:name="Cantarell Light2" svg:font-family="'Cantarell Light'" style:font-adornments="Light" style:font-family-generic="roman" style:font-pitch="variable"/>
    <style:font-face style:name="Gill Sans MT1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Tw Cen MT1" svg:font-family="'Tw Cen MT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ntarell3" svg:font-family="Cantarell" style:font-adornments="Bold" style:font-family-generic="swiss" style:font-pitch="variable"/>
    <style:font-face style:name="Gill Sans MT" svg:font-family="'Gill Sans MT'" style:font-family-generic="swiss" style:font-pitch="variable"/>
    <style:font-face style:name="Liberation Serif1" svg:font-family="'Liberation Serif'" style:font-family-generic="swiss" style:font-pitch="variable"/>
    <style:font-face style:name="Noto Sans CJK HK DemiLight" svg:font-family="'Noto Sans CJK HK DemiLight'" style:font-family-generic="swiss" style:font-pitch="variable"/>
    <style:font-face style:name="Noto Sans CJK HK DemiLight1" svg:font-family="'Noto Sans CJK HK DemiLight'" style:font-adornments="Bold" style:font-family-generic="swiss" style:font-pitch="variable"/>
    <style:font-face style:name="Tw Cen MT" svg:font-family="'Tw Cen MT'" style:font-family-generic="swiss" style:font-pitch="variable"/>
    <style:font-face style:name="Tw Cen MT2" svg:font-family="'Tw Cen MT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93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cm" svg:stroke-color="#696969" draw:marker-start-width="0.28cm" draw:marker-end-width="0.28cm" svg:stroke-linecap="round" draw:fill="solid" draw:fill-color="#ffffff" draw:textarea-horizontal-align="justify" draw:textarea-vertical-align="middle" draw:auto-grow-height="false" fo:min-height="1.709cm" fo:min-width="4.05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cm" svg:stroke-color="#696969" draw:marker-start-width="0.28cm" draw:marker-end-width="0.28cm" svg:stroke-linecap="round" draw:fill="solid" draw:fill-color="#ffe4e1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/>
      <style:paragraph-properties style:writing-mode="lr-tb"/>
    </style:style>
    <style:style style:name="gr5" style:family="graphic" style:parent-style-name="standard">
      <style:graphic-properties svg:stroke-width="0.05cm" svg:stroke-color="#696969" draw:marker-start-width="0.28cm" draw:marker-end-width="0.28cm" svg:stroke-linecap="round" draw:fill="solid" draw:fill-color="#ffffff" draw:textarea-horizontal-align="justify" draw:textarea-vertical-align="middle" draw:auto-grow-height="false" fo:min-height="1.709cm" fo:min-width="4.05cm" fo:padding-top="0.15cm" fo:padding-bottom="0.15cm" fo:padding-left="0.275cm" fo:padding-right="0.275cm" fo:wrap-option="no-wrap"/>
      <style:paragraph-properties style:writing-mode="lr-tb"/>
    </style:style>
    <style:style style:name="gr6" style:family="graphic" style:parent-style-name="objectwithoutfill">
      <style:graphic-properties svg:stroke-width="0.05cm" svg:stroke-color="#696969" draw:marker-start="Circle" draw:marker-start-width="0.28cm" draw:marker-end="Arrow_20_concave" draw:marker-end-width="0.38cm" draw:fill="solid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696969" draw:marker-start="Arrow_20_concave" draw:marker-start-width="0.38cm" draw:marker-end="Arrow_20_concave" draw:marker-end-width="0.38cm" draw:fill="solid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696969" draw:marker-start="Arrow_20_concave" draw:marker-start-width="0.38cm" draw:marker-end="Arrow_20_concave" draw:marker-end-width="0.38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696969" draw:marker-start-width="0.28cm" draw:marker-end-width="0.28cm" svg:stroke-linecap="round" draw:fill="solid" draw:fill-color="#b0e0e6" draw:textarea-horizontal-align="justify" draw:textarea-vertical-align="middle" draw:auto-grow-height="false" fo:min-height="1.709cm" fo:min-width="4.05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svg:stroke-width="0.05cm" svg:stroke-color="#696969" draw:marker-start-width="0.28cm" draw:marker-end-width="0.28cm" svg:stroke-linecap="round" draw:fill="solid" draw:fill-color="#d8bfd8" draw:textarea-horizontal-align="justify" draw:textarea-vertical-align="middle" draw:auto-grow-height="false" fo:min-height="1.7cm" fo:min-width="3.859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>
      <style:graphic-properties svg:stroke-width="0.05cm" svg:stroke-color="#696969" draw:marker-start-width="0.28cm" draw:marker-end-width="0.28cm" svg:stroke-linecap="round" draw:fill="solid" draw:fill-color="#d8bfd8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/>
      <style:paragraph-properties style:writing-mode="lr-tb"/>
    </style:style>
    <style:style style:name="gr12" style:family="graphic" style:parent-style-name="standard">
      <style:graphic-properties svg:stroke-width="0.05cm" svg:stroke-color="#696969" draw:marker-start-width="0.28cm" draw:marker-end-width="0.28cm" svg:stroke-linecap="round" draw:fill="solid" draw:fill-color="#b0e0e6" draw:textarea-horizontal-align="justify" draw:textarea-vertical-align="middle" draw:auto-grow-height="false" fo:min-height="1.7cm" fo:min-width="4.123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svg:stroke-width="0.05cm" svg:stroke-color="#696969" draw:marker-start-width="0.28cm" draw:marker-end-width="0.28cm" svg:stroke-linecap="round" draw:fill="solid" draw:fill-color="#d8bfd8" draw:textarea-horizontal-align="justify" draw:textarea-vertical-align="middle" draw:auto-grow-height="false" fo:min-height="1.7cm" fo:min-width="4.123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svg:stroke-width="0.05cm" svg:stroke-color="#696969" draw:marker-start-width="0.28cm" draw:marker-end-width="0.28cm" svg:stroke-linecap="round" draw:fill="solid" draw:fill-color="#adff2f" draw:textarea-horizontal-align="justify" draw:textarea-vertical-align="middle" draw:auto-grow-height="false" fo:min-height="1.7cm" fo:min-width="4.123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 style:list-style-name="L1">
      <style:graphic-properties svg:stroke-width="0.05cm" svg:stroke-color="#696969" draw:marker-start-width="0.28cm" draw:marker-end-width="0.28cm" svg:stroke-linecap="round" draw:fill="solid" draw:fill-color="#adff2f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/>
      <style:paragraph-properties style:writing-mode="lr-tb"/>
    </style:style>
    <style:style style:name="gr16" style:family="graphic" style:parent-style-name="standard" style:list-style-name="L1">
      <style:graphic-properties svg:stroke-width="0.05cm" svg:stroke-color="#696969" draw:marker-start-width="0.28cm" draw:marker-end-width="0.28cm" svg:stroke-linecap="round" draw:fill="solid" draw:fill-color="#adff2f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/>
      <style:paragraph-properties style:writing-mode="lr-tb"/>
    </style:style>
    <style:style style:name="gr17" style:family="graphic" style:parent-style-name="standard" style:list-style-name="L1">
      <style:graphic-properties svg:stroke-width="0.05cm" svg:stroke-color="#696969" draw:marker-start-width="0.28cm" draw:marker-end-width="0.28cm" svg:stroke-linecap="round" draw:fill="solid" draw:fill-color="#adff2f" draw:textarea-horizontal-align="justify" draw:textarea-vertical-align="middle" draw:auto-grow-height="false" fo:min-height="1.7cm" fo:min-width="4.123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>
      <style:graphic-properties svg:stroke-width="0.05cm" svg:stroke-color="#696969" draw:marker-start-width="0.28cm" draw:marker-end-width="0.28cm" draw:fill-color="#f4a460" draw:textarea-horizontal-align="justify" draw:textarea-vertical-align="middle" draw:auto-grow-height="false" fo:min-height="2.462cm" fo:min-width="2.679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svg:stroke-width="0.05cm" svg:stroke-color="#696969" draw:marker-start-width="0.28cm" draw:marker-end-width="0.28cm" svg:stroke-linecap="round" draw:fill="solid" draw:fill-color="#ffd700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/>
      <style:paragraph-properties style:writing-mode="lr-tb"/>
    </style:style>
    <style:style style:name="gr20" style:family="graphic" style:parent-style-name="standard">
      <style:graphic-properties svg:stroke-width="0.05cm" svg:stroke-color="#696969" draw:marker-start="Circle" draw:marker-start-width="0.28cm" draw:marker-end="Circle" draw:marker-end-width="0.28cm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color="#696969" draw:fill="solid" draw:fill-color="#ffffff" draw:textarea-horizontal-align="justify" draw:textarea-vertical-align="middle" draw:auto-grow-height="false" fo:min-height="11.55cm" fo:min-width="3.7cm"/>
    </style:style>
    <style:style style:name="gr22" style:family="graphic" style:parent-style-name="standard">
      <style:graphic-properties svg:stroke-color="#696969" draw:fill="solid" draw:fill-color="#ffc0cb" draw:opacity="50%" draw:textarea-horizontal-align="justify" draw:textarea-vertical-align="middle" draw:auto-grow-height="false" fo:min-height="0.95cm" fo:min-width="3.7cm" draw:shadow-opacity="50%"/>
      <style:paragraph-properties style:writing-mode="lr-tb"/>
    </style:style>
    <style:style style:name="gr23" style:family="graphic" style:parent-style-name="standard">
      <style:graphic-properties svg:stroke-color="#696969" draw:fill="solid" draw:fill-color="#ffffff" draw:textarea-horizontal-align="justify" draw:textarea-vertical-align="middle" draw:auto-grow-height="false" fo:min-height="1.654cm" fo:min-width="3.1cm"/>
      <style:paragraph-properties style:writing-mode="lr-tb"/>
    </style:style>
    <style:style style:name="gr24" style:family="graphic" style:parent-style-name="standard">
      <style:graphic-properties svg:stroke-color="#696969" draw:fill="solid" draw:fill-color="#6495ed" draw:opacity="50%" draw:textarea-horizontal-align="justify" draw:textarea-vertical-align="middle" draw:auto-grow-height="false" fo:min-height="0.95cm" fo:min-width="20.5cm" draw:shadow-opacity="50%"/>
      <style:paragraph-properties style:writing-mode="lr-tb"/>
    </style:style>
    <style:style style:name="gr25" style:family="graphic" style:parent-style-name="standard">
      <style:graphic-properties svg:stroke-width="0.1cm" svg:stroke-color="#696969" draw:marker-start-width="0.36cm" draw:marker-end-width="0.36cm" svg:stroke-linecap="round" draw:fill="solid" draw:fill-color="#b0e0e6" draw:textarea-horizontal-align="justify" draw:textarea-vertical-align="middle" draw:auto-grow-height="false" fo:min-height="1.659cm" fo:min-width="4cm" fo:padding-top="0.175cm" fo:padding-bottom="0.175cm" fo:padding-left="0.3cm" fo:padding-right="0.3cm"/>
      <style:paragraph-properties style:writing-mode="lr-tb"/>
    </style:style>
    <style:style style:name="gr26" style:family="graphic" style:parent-style-name="standard">
      <style:graphic-properties svg:stroke-width="0.1cm" svg:stroke-color="#696969" draw:marker-start-width="0.36cm" draw:marker-end-width="0.36cm" svg:stroke-linecap="round" draw:fill="solid" draw:fill-color="#ffe4e1" draw:textarea-horizontal-align="justify" draw:textarea-vertical-align="middle" draw:auto-grow-height="false" fo:min-height="1.65cm" fo:min-width="3.87cm" fo:padding-top="0.175cm" fo:padding-bottom="0.175cm" fo:padding-left="0.3cm" fo:padding-right="0.3cm" fo:wrap-option="wrap"/>
      <style:paragraph-properties style:writing-mode="lr-tb"/>
    </style:style>
    <style:style style:name="gr27" style:family="graphic" style:parent-style-name="standard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859cm" fo:padding-top="0.15cm" fo:padding-bottom="0.15cm" fo:padding-left="0.275cm" fo:padding-right="0.275cm" draw:shadow-opacity="50%"/>
      <style:paragraph-properties style:writing-mode="lr-tb"/>
    </style:style>
    <style:style style:name="gr28" style:family="graphic" style:parent-style-name="standard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29" style:family="graphic" style:parent-style-name="objectwithoutfill">
      <style:graphic-properties svg:stroke-width="0.05cm" svg:stroke-color="#d3d3d3" draw:marker-start="Circle" draw:marker-start-width="0.28cm" draw:marker-end="Arrow_20_concave" draw:marker-end-width="0.38cm" draw:fill="solid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31" style:family="graphic" style:parent-style-name="standard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32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33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34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35" style:family="graphic" style:parent-style-name="standard">
      <style:graphic-properties svg:stroke-width="0.05cm" svg:stroke-color="#d3d3d3" draw:marker-start-width="0.28cm" draw:marker-end-width="0.28cm" draw:fill-color="#f5deb3" draw:opacity="50%" draw:textarea-horizontal-align="justify" draw:textarea-vertical-align="middle" draw:auto-grow-height="false" fo:min-height="2.462cm" fo:min-width="2.679cm" fo:padding-top="0.15cm" fo:padding-bottom="0.15cm" fo:padding-left="0.275cm" fo:padding-right="0.275cm" draw:shadow-opacity="50%"/>
      <style:paragraph-properties style:writing-mode="lr-tb"/>
    </style:style>
    <style:style style:name="gr36" style:family="graphic" style:parent-style-name="standard">
      <style:graphic-properties svg:stroke-width="0.05cm" svg:stroke-color="#d3d3d3" draw:marker-start-width="0.28cm" draw:marker-end-width="0.28cm" svg:stroke-linecap="round" draw:fill="solid" draw:fill-color="#f5f5dc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37" style:family="graphic" style:parent-style-name="standard">
      <style:graphic-properties svg:stroke-width="0.05cm" svg:stroke-color="#d3d3d3" draw:marker-start="Circle" draw:marker-start-width="0.28cm" draw:marker-end="Circle" draw:marker-end-width="0.28cm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svg:stroke-width="0.05cm" svg:stroke-color="#d3d3d3" draw:marker-start-width="0.28cm" draw:marker-end-width="0.28cm" svg:stroke-linecap="round" draw:fill="solid" draw:fill-color="#b0e0e6" draw:textarea-horizontal-align="justify" draw:textarea-vertical-align="middle" draw:auto-grow-height="false" fo:min-height="1.709cm" fo:min-width="4.05cm" fo:padding-top="0.15cm" fo:padding-bottom="0.15cm" fo:padding-left="0.275cm" fo:padding-right="0.275cm"/>
      <style:paragraph-properties style:writing-mode="lr-tb"/>
    </style:style>
    <style:style style:name="gr39" style:family="graphic" style:parent-style-name="standard" style:list-style-name="L1">
      <style:graphic-properties svg:stroke-width="0.05cm" svg:stroke-color="#696969" draw:marker-start-width="0.28cm" draw:marker-end-width="0.28cm" svg:stroke-linecap="round" draw:fill="solid" draw:fill-color="#adff2f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/>
      <style:paragraph-properties style:writing-mode="lr-tb"/>
    </style:style>
    <style:style style:name="gr40" style:family="graphic" style:parent-style-name="standard" style:list-style-name="L1">
      <style:graphic-properties svg:stroke-width="0.05cm" svg:stroke-color="#696969" draw:marker-start-width="0.28cm" draw:marker-end-width="0.28cm" svg:stroke-linecap="round" draw:fill="solid" draw:fill-color="#adff2f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/>
      <style:paragraph-properties style:writing-mode="lr-tb"/>
    </style:style>
    <style:style style:name="gr41" style:family="graphic" style:parent-style-name="standard" style:list-style-name="L1">
      <style:graphic-properties svg:stroke-width="0.05cm" svg:stroke-color="#696969" draw:marker-start-width="0.28cm" draw:marker-end-width="0.28cm" svg:stroke-linecap="round" draw:fill="solid" draw:fill-color="#adff2f" draw:textarea-horizontal-align="justify" draw:textarea-vertical-align="middle" draw:auto-grow-height="false" fo:min-height="1.7cm" fo:min-width="4.123cm" fo:padding-top="0.15cm" fo:padding-bottom="0.15cm" fo:padding-left="0.275cm" fo:padding-right="0.275cm"/>
      <style:paragraph-properties style:writing-mode="lr-tb"/>
    </style:style>
    <style:style style:name="gr42" style:family="graphic" style:parent-style-name="standard">
      <style:graphic-properties svg:stroke-width="0.05cm" svg:stroke-color="#d3d3d3" draw:marker-start-width="0.29cm" draw:marker-end-width="0.29cm" svg:stroke-linecap="round" draw:fill="solid" draw:fill-color="#b0e0e6" draw:opacity="50%" draw:textarea-horizontal-align="justify" draw:textarea-vertical-align="middle" draw:auto-grow-height="false" fo:min-height="1.659cm" fo:min-width="4cm" fo:padding-top="0.15cm" fo:padding-bottom="0.15cm" fo:padding-left="0.275cm" fo:padding-right="0.275cm" draw:shadow-opacity="50%"/>
      <style:paragraph-properties style:writing-mode="lr-tb"/>
    </style:style>
    <style:style style:name="gr43" style:family="graphic" style:parent-style-name="standard">
      <style:graphic-properties svg:stroke-width="0.1cm" svg:stroke-color="#696969" draw:marker-start-width="0.36cm" draw:marker-end-width="0.36cm" svg:stroke-linecap="round" draw:fill="solid" draw:fill-color="#ffe4e1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wrap" draw:shadow-opacity="100%"/>
      <style:paragraph-properties style:writing-mode="lr-tb"/>
    </style:style>
    <style:style style:name="gr44" style:family="graphic" style:parent-style-name="standard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7cm" fo:min-width="3.859cm" fo:padding-top="0.175cm" fo:padding-bottom="0.175cm" fo:padding-left="0.3cm" fo:padding-right="0.3cm" draw:shadow-opacity="100%"/>
      <style:paragraph-properties style:writing-mode="lr-tb"/>
    </style:style>
    <style:style style:name="gr45" style:family="graphic" style:parent-style-name="objectwithoutfill">
      <style:graphic-properties svg:stroke-width="0.05cm" svg:stroke-color="#d3d3d3" draw:marker-start="Circle" draw:marker-start-width="0.28cm" draw:marker-end="Arrow_20_concave" draw:marker-end-width="0.38cm" draw:fill="solid" draw:opacity="50%" draw:textarea-vertical-align="middle" fo:padding-top="0.15cm" fo:padding-bottom="0.15cm" fo:padding-left="0.275cm" fo:padding-right="0.275cm" draw:shadow-opacity="50%"/>
    </style:style>
    <style:style style:name="gr46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47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48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49" style:family="graphic" style:parent-style-name="standard">
      <style:graphic-properties svg:stroke-width="0.05cm" svg:stroke-color="#d3d3d3" draw:marker-start-width="0.29cm" draw:marker-end-width="0.29cm" svg:stroke-linecap="round" draw:fill="solid" draw:fill-color="#b0e0e6" draw:opacity="50%" draw:textarea-horizontal-align="justify" draw:textarea-vertical-align="middle" draw:auto-grow-height="false" fo:min-height="1.709cm" fo:min-width="4.05cm" fo:padding-top="0.15cm" fo:padding-bottom="0.15cm" fo:padding-left="0.275cm" fo:padding-right="0.275cm" draw:shadow-opacity="50%"/>
      <style:paragraph-properties style:writing-mode="lr-tb"/>
    </style:style>
    <style:style style:name="gr50" style:family="graphic" style:parent-style-name="standard">
      <style:graphic-properties svg:stroke-width="0.05cm" svg:stroke-color="#d3d3d3" draw:marker-start-width="0.29cm" draw:marker-end-width="0.29cm" svg:stroke-linecap="round" draw:fill="solid" draw:fill-color="#ffe4e1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51" style:family="graphic" style:parent-style-name="standard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09cm" fo:padding-top="0.175cm" fo:padding-bottom="0.175cm" fo:padding-left="0.3cm" fo:padding-right="0.3cm" draw:shadow-opacity="100%"/>
      <style:paragraph-properties style:writing-mode="lr-tb"/>
    </style:style>
    <style:style style:name="gr52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53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54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4.073cm" fo:padding-top="0.175cm" fo:padding-bottom="0.175cm" fo:padding-left="0.3cm" fo:padding-right="0.3cm" draw:shadow-opacity="100%"/>
      <style:paragraph-properties style:writing-mode="lr-tb"/>
    </style:style>
    <style:style style:name="gr55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56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57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58" style:family="graphic" style:parent-style-name="standard">
      <style:graphic-properties svg:stroke-width="0.1cm" svg:stroke-color="#696969" draw:marker-start-width="0.36cm" draw:marker-end-width="0.36cm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draw:shadow-opacity="100%"/>
      <style:paragraph-properties style:writing-mode="lr-tb"/>
    </style:style>
    <style:style style:name="gr59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60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61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62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63" style:family="graphic" style:parent-style-name="standard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draw:shadow-opacity="100%"/>
      <style:paragraph-properties style:writing-mode="lr-tb"/>
    </style:style>
    <style:style style:name="gr64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fo:wrap-option="no-wrap" draw:shadow-opacity="100%"/>
      <style:paragraph-properties style:writing-mode="lr-tb"/>
    </style:style>
    <style:style style:name="gr65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fo:wrap-option="no-wrap" draw:shadow-opacity="100%"/>
      <style:paragraph-properties style:writing-mode="lr-tb"/>
    </style:style>
    <style:style style:name="gr66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draw:shadow-opacity="100%"/>
      <style:paragraph-properties style:writing-mode="lr-tb"/>
    </style:style>
    <style:style style:name="gr67" style:family="graphic" style:parent-style-name="standard" style:list-style-name="L1">
      <style:graphic-properties svg:stroke-width="0.1cm" svg:stroke-color="#696969" draw:marker-start-width="0.36cm" draw:marker-end-width="0.36cm" draw:fill-color="#98fb98" draw:opacity="100%" draw:textarea-horizontal-align="justify" draw:textarea-vertical-align="middle" draw:auto-grow-height="false" fo:min-height="2.412cm" fo:min-width="2.629cm" fo:padding-top="0.175cm" fo:padding-bottom="0.175cm" fo:padding-left="0.3cm" fo:padding-right="0.3cm" draw:shadow-opacity="100%"/>
      <style:paragraph-properties style:writing-mode="lr-tb"/>
    </style:style>
    <style:style style:name="pr1" style:family="presentation" style:parent-style-name="Title2-notes">
      <style:graphic-properties draw:fill-color="#ffffff" fo:min-height="11.43cm"/>
      <style:paragraph-properties style:writing-mode="lr-tb"/>
    </style:style>
    <style:style style:name="pr2" style:family="presentation" style:parent-style-name="Title2-title">
      <style:graphic-properties fo:min-height="1.693cm"/>
      <style:paragraph-properties style:writing-mode="lr-tb"/>
    </style:style>
    <style:style style:name="pr3" style:family="presentation" style:parent-style-name="Title2-outline1">
      <style:graphic-properties fo:min-height="14.15cm"/>
      <style:paragraph-properties style:writing-mode="lr-tb"/>
    </style:style>
    <style:style style:name="pr4" style:family="presentation" style:parent-style-name="Title2-title">
      <style:graphic-properties fo:min-height="1.355cm"/>
      <style:paragraph-properties style:writing-mode="lr-tb"/>
    </style:style>
    <style:style style:name="pr5" style:family="presentation" style:parent-style-name="Title2-outline1">
      <style:graphic-properties draw:fill-color="#ff00ff" fo:min-height="14.15cm"/>
      <style:paragraph-properties style:writing-mode="lr-tb"/>
    </style:style>
    <style:style style:name="pr6" style:family="presentation" style:parent-style-name="Title2-title">
      <style:graphic-properties fo:min-height="1.24cm"/>
      <style:paragraph-properties style:writing-mode="lr-tb"/>
    </style:style>
    <style:style style:name="pr7" style:family="presentation" style:parent-style-name="Title2-title">
      <style:graphic-properties draw:auto-grow-height="true" fo:min-height="1.2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6495ed" style:font-name="Cantarell4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10pt"/>
    </style:style>
    <style:style style:name="P4" style:family="paragraph">
      <style:paragraph-properties style:writing-mode="lr-tb"/>
      <style:text-properties fo:color="#6495ed" fo:font-size="40pt" style:font-size-asian="40pt" style:font-size-complex="40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00ff"/>
      <style:paragraph-properties style:writing-mode="lr-tb"/>
    </style:style>
    <style:style style:name="P8" style:family="paragraph"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solid" draw:fill-color="#ffffff"/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 style:writing-mode="lr-tb"/>
      <style:text-properties fo:color="#696969" style:font-name="Noto Sans CJK HK DemiLight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solid" draw:fill-color="#ffe4e1"/>
      <style:paragraph-properties fo:text-align="center" style:writing-mode="lr-tb"/>
      <style:text-properties fo:color="#696969" style:font-name="Noto Sans CJK HK DemiLight"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solid" draw:fill-color="#b0e0e6"/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="solid" draw:fill-color="#d8bfd8"/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solid" draw:fill-color="#d8bfd8"/>
      <style:paragraph-properties fo:text-align="center" style:writing-mode="lr-tb"/>
      <style:text-properties fo:color="#696969" style:font-name="Noto Sans CJK HK DemiLight"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adff2f"/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19" style:family="paragraph">
      <loext:graphic-properties draw:fill="solid" draw:fill-color="#adff2f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20" style:family="paragraph">
      <loext:graphic-properties draw:fill-color="#f4a460"/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21" style:family="paragraph">
      <loext:graphic-properties draw:fill="solid" draw:fill-color="#ffd700"/>
      <style:paragraph-properties fo:text-align="center" style:writing-mode="lr-tb"/>
      <style:text-properties fo:color="#696969" style:font-name="Noto Sans CJK HK DemiLight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/>
    </style:style>
    <style:style style:name="P23" style:family="paragraph">
      <loext:graphic-properties draw:fill-color="#ffffff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style:paragraph-properties fo:text-align="center" style:writing-mode="lr-tb"/>
      <style:text-properties fo:color="#696969" style:font-name="Cantarell4" fo:font-size="18pt" style:font-size-asian="18pt" style:font-size-complex="18pt"/>
    </style:style>
    <style:style style:name="P26" style:family="paragraph">
      <loext:graphic-properties draw:fill="solid" draw:fill-color="#ffc0cb" draw:opacity="50%"/>
      <style:paragraph-properties fo:text-align="center" style:writing-mode="lr-tb"/>
      <style:text-properties fo:color="#696969" style:font-name="Cantarell4" fo:font-size="18pt" style:font-size-asian="18pt" style:font-size-complex="18pt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="solid" draw:fill-color="#ffffff"/>
      <style:paragraph-properties fo:text-align="center" style:writing-mode="lr-tb"/>
    </style:style>
    <style:style style:name="P29" style:family="paragraph">
      <loext:graphic-properties draw:fill="solid" draw:fill-color="#6495ed" draw:opacity="50%"/>
      <style:paragraph-properties fo:text-align="center" style:writing-mode="lr-tb"/>
      <style:text-properties fo:color="#696969" style:font-name="Cantarell4" fo:font-size="18pt" style:font-size-asian="18pt" style:font-size-complex="18pt"/>
    </style:style>
    <style:style style:name="P30" style:family="paragraph">
      <loext:graphic-properties draw:fill="solid" draw:fill-color="#ffe4e1"/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31" style:family="paragraph"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32" style:family="paragraph">
      <loext:graphic-properties draw:fill="solid" draw:fill-color="#d8bfd8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33" style:family="paragraph">
      <loext:graphic-properties draw:fill="solid" draw:fill-color="#98fb98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34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35" style:family="paragraph">
      <loext:graphic-properties draw:fill="solid" draw:fill-color="#98fb98" draw:opacity="5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36" style:family="paragraph">
      <loext:graphic-properties draw:fill-color="#f5deb3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37" style:family="paragraph">
      <loext:graphic-properties draw:fill="solid" draw:fill-color="#f5f5dc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38" style:family="paragraph">
      <loext:graphic-properties draw:fill="solid" draw:fill-color="#b0e0e6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39" style:family="paragraph">
      <loext:graphic-properties draw:fill="solid" draw:fill-color="#b0e0e6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40" style:family="paragraph">
      <loext:graphic-properties draw:fill="solid" draw:fill-color="#ffe4e1" draw:opacity="100%"/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41" style:family="paragraph">
      <loext:graphic-properties draw:fill="solid" draw:fill-color="#d8bfd8" draw:opacity="100%"/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42" style:family="paragraph">
      <loext:graphic-properties draw:fill="solid" draw:opacity="50%"/>
      <style:paragraph-properties fo:text-align="center"/>
    </style:style>
    <style:style style:name="P43" style:family="paragraph">
      <loext:graphic-properties draw:fill="solid" draw:fill-color="#ffe4e1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44" style:family="paragraph">
      <loext:graphic-properties draw:fill="solid" draw:fill-color="#d8bfd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45" style:family="paragraph">
      <loext:graphic-properties draw:fill-color="#d8bfd8" draw:opacity="100%"/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46" style:family="paragraph">
      <loext:graphic-properties draw:fill="solid" draw:fill-color="#d8bfd8" draw:opacity="2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47" style:family="paragraph">
      <loext:graphic-properties draw:fill="solid" draw:fill-color="#98fb98" draw:opacity="100%"/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48" style:family="paragraph">
      <loext:graphic-properties draw:fill="solid" draw:fill-color="#98fb9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49" style:family="paragraph">
      <loext:graphic-properties draw:fill-color="#98fb9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1" style:family="text">
      <style:text-properties fo:color="#6495ed" style:font-name="Cantarell4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6495ed" fo:font-size="36pt" style:font-size-asian="36pt" style:font-size-complex="36pt"/>
    </style:style>
    <style:style style:name="T3" style:family="text">
      <style:text-properties fo:color="#ff00ff" fo:font-weight="normal" style:font-weight-asian="normal" style:font-weight-complex="normal"/>
    </style:style>
    <style:style style:name="T4" style:family="text">
      <style:text-properties fo:color="#ff00ff"/>
    </style:style>
    <style:style style:name="T5" style:family="text"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696969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7" style:family="text">
      <style:text-properties fo:color="#696969" style:font-name="Cantarell4" fo:font-size="16pt" style:font-size-asian="16pt" style:font-size-complex="16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d3d3d3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11" style:family="text">
      <style:text-properties fo:language="pt" fo:country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99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#">
        <style:list-level-properties text:space-before="0.2cm" text:min-label-width="0.78cm"/>
        <style:text-properties fo:font-family="'Cantarell Light'" style:font-style-name="Light" fo:color="#ff00ff" fo:font-size="90%"/>
      </text:list-level-style-bullet>
      <text:list-level-style-bullet text:level="2" text:bullet-char="">
        <style:list-level-properties text:space-before="1.018cm" text:min-label-width="0.754cm"/>
        <style:text-properties fo:font-family="'monofur for Powerline'" style:font-style-name="Regular" fo:color="#6495ed" fo:font-size="60%"/>
      </text:list-level-style-bullet>
      <text:list-level-style-bullet text:level="3" text:bullet-char="o">
        <style:list-level-properties text:space-before="1.905cm" text:min-label-width="0.63cm"/>
        <style:text-properties fo:font-family="'Courier New'" style:font-family-generic="modern" style:font-pitch="fixed" fo:color="#dd8047" fo:font-size="75%"/>
      </text:list-level-style-bullet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2" presentation:presentation-page-layout-name="AL1T1" presentation:use-date-time-name="dtd1">
        <office:forms form:automatic-focus="false" form:apply-design-mode="false"/>
        <draw:frame draw:style-name="gr1" draw:text-style-name="P2" draw:layer="layout" svg:width="18.581cm" svg:height="4.543cm" svg:x="4.47cm" svg:y="7.254cm">
          <draw:text-box>
            <text:p text:style-name="P1"><text:span text:style-name="T1">Gestão de Projetos com Microsoft Project</text:span></text:p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693cm" svg:x="1.376cm" svg:y="0.533cm" presentation:class="title" presentation:user-transformed="true">
          <draw:text-box>
            <text:p><text:span text:style-name="T2">Microsoft Project</text:span>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principal ferramenta de gestão do mercado</text:p>
              </text:list-item>
              <text:list-item>
                <text:p>fases de planejamento e controle do projeto</text:p>
              </text:list-item>
              <text:list-item>
                <text:p>gerenciamento de equipes e materiais</text:p>
              </text:list-item>
              <text:list-item>
                <text:p>comunicação entre equipes</text:p>
              </text:list-item>
              <text:list-item>
                <text:p>gestão de custos <text:s/>e integração com Excel</text:p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3.758cm" svg:height="9.525cm" svg:x="2.646cm" svg:y="1.904cm" draw:page-number="2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Microsoft Project Standard</text:p>
          </draw:text-box>
        </draw:frame>
        <draw:frame presentation:style-name="pr5" draw:text-style-name="P7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uncionalidades <text:span text:style-name="T3">básicas</text:span> para gerenciamento <text:s/></text:p>
                <text:list>
                  <text:list-item>
                    <text:p>agendamento de tarefas, gerenciamento de recursos</text:p>
                  </text:list-item>
                  <text:list-item>
                    <text:p>controle, relatórios e gerenciamento de equipes</text:p>
                  </text:list-item>
                </text:list>
              </text:list-item>
              <text:list-item>
                <text:p><text:s text:c="2"/>licença: <text:span text:style-name="T3">R$ 2.999,00</text:span></text:p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3.758cm" svg:height="9.525cm" svg:x="2.646cm" svg:y="1.904cm" draw:page-number="3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Microsoft Project Professional</text:p>
          </draw:text-box>
        </draw:frame>
        <draw:frame presentation:style-name="pr5" draw:text-style-name="P7" draw:layer="layout" svg:width="24.767cm" svg:height="14.4cm" svg:x="1.376cm" svg:y="2.8cm" presentation:class="outline">
          <draw:text-box>
            <text:list text:style-name="L3">
              <text:list-item>
                <text:p>escalonado para <text:span text:style-name="T3">muitos usuários</text:span> em um projeto</text:p>
                <text:list>
                  <text:list-item>
                    <text:p>departamentos, grupos e empresas diferentes </text:p>
                  </text:list-item>
                </text:list>
              </text:list-item>
              <text:list-item>
                <text:p>relatórios, análise e gerenciamento <text:span text:style-name="T4">avançados</text:span> </text:p>
                <text:list>
                  <text:list-item>
                    <text:p>gerenciamento de recursos</text:p>
                  </text:list-item>
                </text:list>
              </text:list-item>
              <text:list-item>
                <text:p><text:span text:style-name="T4">padronização</text:span> do ambiente de trabalho e <text:span text:style-name="T4">acesso</text:span> ao microsoft project server</text:p>
              </text:list-item>
              <text:list-item>
                <text:p><text:s text:c="2"/>versão 2019: <text:span text:style-name="T3">R$ 5.899,00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Microsoft Project Server</text:p>
          </draw:text-box>
        </draw:frame>
        <draw:frame presentation:style-name="pr5" draw:text-style-name="P7" draw:layer="layout" svg:width="24.767cm" svg:height="14.4cm" svg:x="1.376cm" svg:y="2.8cm" presentation:class="outline">
          <draw:text-box>
            <text:list text:style-name="L3">
              <text:list-item>
                <text:p>servidor <text:span text:style-name="T4">corporativo</text:span> de projetos da Microsoft</text:p>
              </text:list-item>
              <text:list-item>
                <text:p>suporte às características da versão professional</text:p>
                <text:list>
                  <text:list-item>
                    <text:p>gerenciamento de documentos com SharePoint</text:p>
                  </text:list-item>
                </text:list>
              </text:list-item>
              <text:list-item>
                <text:p>instalado em um computador servidor dedicado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5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Contexto de Utilização do Microsoft Project</text:p>
          </draw:text-box>
        </draw:frame>
        <draw:custom-shape draw:style-name="gr3" draw:text-style-name="P9" xml:id="id1" draw:id="id1" draw:layer="layout" svg:width="4.6cm" svg:height="2.009cm" svg:x="2.723cm" svg:y="3.9cm">
          <text:p text:style-name="P8"><text:span text:style-name="T5">Iniciação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2" draw:id="id2" draw:layer="layout" svg:width="4.47cm" svg:height="2cm" svg:x="2.788cm" svg:y="7.323cm">
          <text:p text:style-name="P10"><text:span text:style-name="T5">Planeja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xml:id="id3" draw:id="id3" draw:layer="layout" svg:width="4.409cm" svg:height="2cm" svg:x="2.819cm" svg:y="10.736cm">
          <text:p text:style-name="P12"><text:span text:style-name="T6">Execuçã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4" draw:id="id4" draw:layer="layout" svg:width="4.47cm" svg:height="2cm" svg:x="2.788cm" svg:y="14.1cm">
          <text:p text:style-name="P12"><text:span text:style-name="T6">Finalizaç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3" draw:layer="layout" draw:type="line" svg:x1="5.023cm" svg:y1="5.909cm" svg:x2="5.023cm" svg:y2="7.323cm" draw:start-shape="id1" draw:start-glue-point="2" draw:end-shape="id2" draw:end-glue-point="0" svg:d="M5023 5909v1414" svg:viewBox="0 0 1 1415">
          <text:p/>
        </draw:connector>
        <draw:connector draw:style-name="gr6" draw:text-style-name="P13" draw:layer="layout" draw:type="line" svg:x1="5.023cm" svg:y1="9.323cm" svg:x2="5.023cm" svg:y2="10.736cm" draw:start-shape="id2" draw:start-glue-point="2" draw:end-shape="id3" draw:end-glue-point="0" svg:d="M5023 9323v1413" svg:viewBox="0 0 1 1414">
          <text:p/>
        </draw:connector>
        <draw:connector draw:style-name="gr6" draw:text-style-name="P13" draw:layer="layout" draw:type="line" svg:x1="5.023cm" svg:y1="12.736cm" svg:x2="5.023cm" svg:y2="14.1cm" draw:start-shape="id3" draw:start-glue-point="2" draw:end-shape="id4" draw:end-glue-point="0" svg:d="M5023 12736v1364" svg:viewBox="0 0 1 1365">
          <text:p/>
        </draw:connector>
        <draw:custom-shape draw:style-name="gr4" draw:text-style-name="P11" xml:id="id5" draw:id="id5" draw:layer="layout" svg:width="4.47cm" svg:height="2cm" svg:x="9.563cm" svg:y="10.781cm">
          <text:p text:style-name="P10"><text:span text:style-name="T5">Cont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3" draw:layer="layout" draw:type="line" svg:x1="7.228cm" svg:y1="11.736cm" svg:x2="9.563cm" svg:y2="11.781cm" draw:start-shape="id3" draw:start-glue-point="1" draw:end-shape="id5" draw:end-glue-point="3" svg:d="M7228 11736l2335 45" svg:viewBox="0 0 2336 46">
          <text:p/>
        </draw:connector>
        <draw:connector draw:style-name="gr8" draw:layer="layout" svg:x1="7.258cm" svg:y1="8.323cm" svg:x2="11.798cm" svg:y2="10.781cm" draw:start-shape="id2" draw:start-glue-point="1" draw:end-shape="id5" draw:end-glue-point="0" svg:d="M7258 8323h4540v2458" svg:viewBox="0 0 4541 2459">
          <text:p/>
        </draw:connector>
        <presentation:notes draw:style-name="dp3" presentation:use-date-time-name="dtd1">
          <draw:page-thumbnail draw:style-name="gr2" draw:layer="layout" svg:width="13.758cm" svg:height="9.525cm" svg:x="2.646cm" svg:y="1.904cm" draw:page-number="6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693cm" svg:x="1.376cm" svg:y="0.533cm" presentation:class="title" presentation:user-transformed="true">
          <draw:text-box>
            <text:p><text:span text:style-name="T2">Gerenciamento de Projetos</text:span>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Conjunto de ferramentas gerenciais</text:p>
              </text:list-item>
              <text:list-item>
                <text:p>Desenvolve Habilidades para controle</text:p>
                <text:list>
                  <text:list-item>
                    <text:p>Eventos não repetitivos, únicos e complexos</text:p>
                  </text:list-item>
                </text:list>
              </text:list-item>
              <text:list-item>
                <text:p>Dentro de um cenário de tempo, custo e qualidade</text:p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7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693cm" svg:x="1.376cm" svg:y="0.533cm" presentation:class="title" presentation:user-transformed="true">
          <draw:text-box>
            <text:p><text:span text:style-name="T2">Projeto</text:span>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empreendimento não repetitivo</text:p>
              </text:list-item>
              <text:list-item>
                <text:p>com uma sequência lógica de eventos</text:p>
              </text:list-item>
              <text:list-item>
                <text:p>tem início, meio e fim</text:p>
              </text:list-item>
              <text:list-item>
                <text:p>busca atingir um objetivo claro e definido</text:p>
              </text:list-item>
              <text:list-item>
                <text:p>conduzido por pessoas </text:p>
              </text:list-item>
              <text:list-item>
                <text:p>restringido por tempo, custo, recursos e qualidade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8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693cm" svg:x="1.376cm" svg:y="0.533cm" presentation:class="title" presentation:user-transformed="true">
          <draw:text-box>
            <text:p><text:span text:style-name="T2">Exemplos de Projeto</text:span>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nova planta industrial</text:p>
              </text:list-item>
              <text:list-item>
                <text:p>Construção de um espaço urbano</text:p>
              </text:list-item>
              <text:list-item>
                <text:p>reestruturação de um setor</text:p>
              </text:list-item>
              <text:list-item>
                <text:p>Estruturação de um plano de marketing</text:p>
              </text:list-item>
              <text:list-item>
                <text:p>Lançamento de um novo produto</text:p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9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Planejamento no Microsoft Project</text:p>
          </draw:text-box>
        </draw:frame>
        <draw:custom-shape draw:style-name="gr9" draw:text-style-name="P14" xml:id="id6" draw:id="id6" draw:layer="layout" svg:width="4.6cm" svg:height="2.009cm" svg:x="2.723cm" svg:y="3.9cm">
          <text:p text:style-name="P8"><text:span text:style-name="T5">Planejamento </text:span></text:p>
          <text:p text:style-name="P8"><text:span text:style-name="T5">de Escopo 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7" draw:id="id7" draw:layer="layout" svg:width="4.47cm" svg:height="2cm" svg:x="2.788cm" svg:y="7.323cm">
          <text:p text:style-name="P10"><text:span text:style-name="T5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xml:id="id8" draw:id="id8" draw:layer="layout" svg:width="4.409cm" svg:height="2cm" svg:x="2.819cm" svg:y="10.736cm">
          <text:p text:style-name="P8"><text:span text:style-name="T5">Definição de </text:span></text:p>
          <text:p text:style-name="P8"><text:span text:style-name="T5">Atividades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9" draw:id="id9" draw:layer="layout" svg:width="4.47cm" svg:height="2cm" svg:x="2.788cm" svg:y="14.1cm">
          <text:p text:style-name="P10"><text:span text:style-name="T5">Sequenciamento das 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xml:id="id10" draw:id="id10" draw:layer="layout" svg:width="4.673cm" svg:height="2cm" svg:x="10.761cm" svg:y="14.1cm">
          <text:p text:style-name="P8"><text:span text:style-name="T5">Duração das</text:span></text:p>
          <text:p text:style-name="P8"><text:span text:style-name="T5">Atividades</text:span>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5.023cm" svg:y1="5.909cm" svg:x2="5.023cm" svg:y2="7.323cm" draw:start-shape="id6" draw:start-glue-point="2" draw:end-shape="id7" draw:end-glue-point="0" svg:d="M5023 5909v1414" svg:viewBox="0 0 1 1415">
          <text:p/>
        </draw:connector>
        <draw:connector draw:style-name="gr6" draw:text-style-name="P13" draw:layer="layout" draw:type="line" svg:x1="5.023cm" svg:y1="9.323cm" svg:x2="5.023cm" svg:y2="10.736cm" draw:start-shape="id7" draw:start-glue-point="2" draw:end-shape="id8" draw:end-glue-point="0" svg:d="M5023 9323v1413" svg:viewBox="0 0 1 1414">
          <text:p/>
        </draw:connector>
        <draw:connector draw:style-name="gr6" draw:text-style-name="P13" draw:layer="layout" draw:type="line" svg:x1="5.023cm" svg:y1="12.736cm" svg:x2="5.023cm" svg:y2="14.1cm" draw:start-shape="id8" draw:start-glue-point="2" draw:end-shape="id9" draw:end-glue-point="0" svg:d="M5023 12736v1364" svg:viewBox="0 0 1 1365">
          <text:p/>
        </draw:connector>
        <draw:connector draw:style-name="gr6" draw:text-style-name="P13" draw:layer="layout" draw:type="line" svg:x1="7.258cm" svg:y1="15.1cm" svg:x2="10.761cm" svg:y2="15.1cm" draw:start-shape="id9" draw:start-glue-point="1" draw:end-shape="id10" draw:end-glue-point="3" svg:d="M7258 15100h3503" svg:viewBox="0 0 3504 1">
          <text:p/>
        </draw:connector>
        <draw:custom-shape draw:style-name="gr4" draw:text-style-name="P11" xml:id="id11" draw:id="id11" draw:layer="layout" svg:width="4.47cm" svg:height="2cm" svg:x="10.862cm" svg:y="10.8cm">
          <text:p text:style-name="P10"><text:span text:style-name="T5">Determinação do Tipo de 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3" draw:layer="layout" draw:type="line" svg:x1="13.097cm" svg:y1="14.1cm" svg:x2="13.097cm" svg:y2="12.8cm" draw:start-shape="id10" draw:start-glue-point="0" draw:end-shape="id11" draw:end-glue-point="2" svg:d="M13097 14100v-1300" svg:viewBox="0 0 1 1301">
          <text:p/>
        </draw:connector>
        <draw:custom-shape draw:style-name="gr11" draw:text-style-name="P16" xml:id="id12" draw:id="id12" draw:layer="layout" svg:width="4.47cm" svg:height="2cm" svg:x="10.862cm" svg:y="10.8cm">
          <text:p text:style-name="P10"><text:span text:style-name="T5">Determinação do Tipo de 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4.673cm" svg:height="2cm" svg:x="10.761cm" svg:y="14.1cm">
          <text:p text:style-name="P8"><text:span text:style-name="T5">Duração das</text:span></text:p>
          <text:p text:style-name="P8"><text:span text:style-name="T5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xml:id="id13" draw:id="id13" draw:layer="layout" svg:width="4.673cm" svg:height="2cm" svg:x="10.761cm" svg:y="7.2cm">
          <text:p text:style-name="P8"><text:span text:style-name="T5">Planejamento de </text:span></text:p>
          <text:p text:style-name="P8"><text:span text:style-name="T5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3" draw:layer="layout" draw:type="line" svg:x1="13.097cm" svg:y1="10.8cm" svg:x2="13.097cm" svg:y2="9.2cm" draw:start-shape="id12" draw:start-glue-point="0" draw:end-shape="id13" draw:end-glue-point="2" svg:d="M13097 10800v-1600" svg:viewBox="0 0 1 1601">
          <text:p/>
        </draw:connector>
        <draw:custom-shape draw:style-name="gr15" draw:text-style-name="P19" xml:id="id14" draw:id="id14" draw:layer="layout" svg:width="4.47cm" svg:height="2cm" svg:x="8.627cm" svg:y="4cm">
          <text:p text:style-name="P18"><text:span text:style-name="T6">Estimativa dos </text:span></text:p>
          <text:p text:style-name="P18"><text:span text:style-name="T6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xml:id="id15" draw:id="id15" draw:layer="layout" svg:width="4.47cm" svg:height="2cm" svg:x="13.627cm" svg:y="4cm">
          <text:p text:style-name="P18"><text:span text:style-name="T6">Montagem da </text:span></text:p>
          <text:p text:style-name="P18"><text:span text:style-name="T6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3" draw:layer="layout" draw:type="line" svg:x1="13.097cm" svg:y1="7.2cm" svg:x2="10.862cm" svg:y2="6cm" draw:start-shape="id13" draw:start-glue-point="0" draw:end-shape="id14" draw:end-glue-point="2" svg:d="M13097 7200l-2235-1200" svg:viewBox="0 0 2236 1201">
          <text:p/>
        </draw:connector>
        <draw:connector draw:style-name="gr6" draw:text-style-name="P13" draw:layer="layout" draw:type="line" svg:x1="13.097cm" svg:y1="7.2cm" svg:x2="15.862cm" svg:y2="6cm" draw:start-shape="id13" draw:start-glue-point="0" draw:end-shape="id15" draw:end-glue-point="2" svg:d="M13097 7200l2765-1200" svg:viewBox="0 0 2766 1201">
          <text:p/>
        </draw:connector>
        <draw:custom-shape draw:style-name="gr17" draw:text-style-name="P19" xml:id="id16" draw:id="id16" draw:layer="layout" svg:width="4.673cm" svg:height="2cm" svg:x="20.124cm" svg:y="4.1cm">
          <text:p text:style-name="P18"><text:span text:style-name="T6">Alocação de </text:span></text:p>
          <text:p text:style-name="P18"><text:span text:style-name="T6">Recursos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xml:id="id17" draw:id="id17" draw:layer="layout" svg:width="4.565cm" svg:height="3.904cm" svg:x="20.197cm" svg:y="8.221cm">
          <text:p text:style-name="P8"><text:span text:style-name="T5">Definição de</text:span></text:p>
          <text:p text:style-name="P8"><text:span text:style-name="T5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3" draw:layer="layout" draw:type="line" svg:x1="22.46cm" svg:y1="6.1cm" svg:x2="22.48cm" svg:y2="8.221cm" draw:start-shape="id16" draw:start-glue-point="2" draw:end-shape="id17" draw:end-glue-point="4" svg:d="M22460 6100l20 2121" svg:viewBox="0 0 21 2122">
          <text:p/>
        </draw:connector>
        <draw:custom-shape draw:style-name="gr19" draw:text-style-name="P21" xml:id="id18" draw:id="id18" draw:layer="layout" svg:width="4.47cm" svg:height="2cm" svg:x="20.227cm" svg:y="14.1cm">
          <text:p text:style-name="P10"><text:span text:style-name="T5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3" draw:layer="layout" draw:type="line" svg:x1="22.48cm" svg:y1="12.125cm" svg:x2="22.462cm" svg:y2="14.1cm" draw:start-shape="id17" draw:start-glue-point="8" draw:end-shape="id18" draw:end-glue-point="0" svg:d="M22480 12125l-18 1975" svg:viewBox="0 0 19 1976">
          <text:p/>
        </draw:connector>
        <draw:connector draw:style-name="gr20" xml:id="id19" draw:id="id19" draw:layer="layout" svg:x1="10.862cm" svg:y1="4cm" svg:x2="15.862cm" svg:y2="4cm" draw:start-shape="id14" draw:start-glue-point="0" draw:end-shape="id15" draw:end-glue-point="0" svg:d="M10862 4000v-525h5000v525" svg:viewBox="0 0 5001 526">
          <text:p/>
        </draw:connector>
        <draw:connector draw:style-name="gr6" draw:text-style-name="P22" draw:layer="layout" draw:type="lines" draw:line-skew="0cm -0.575cm" svg:x1="13.362cm" svg:y1="3.475cm" svg:x2="22.46cm" svg:y2="4.1cm" draw:start-shape="id19" draw:start-glue-point="0" draw:end-shape="id16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10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layer="layout" svg:width="24.767cm" svg:height="1.355cm" svg:x="1.376cm" svg:y="0.703cm" presentation:class="title" presentation:user-transformed="true">
          <draw:text-box>
            <text:p>PMBOK</text:p>
          </draw:text-box>
        </draw:frame>
        <draw:frame presentation:style-name="pr3" draw:layer="layout" svg:width="24.767cm" svg:height="14.4cm" svg:x="1.376cm" svg:y="2.8cm" presentation:class="outline">
          <draw:text-box>
            <text:list text:style-name="L3">
              <text:list-item>
                <text:p>Guia com nove processos divididos em nove áreas</text:p>
              </text:list-item>
              <text:list-item>
                <text:p>Representa o conhecimento em gestão de projetos</text:p>
              </text:list-item>
              <text:list-item>
                <text:p>Fornece uma terminologia comum dentro da profissão</text:p>
                <text:list>
                  <text:list-item>
                    <text:p>Para a linguagem oral e escrita em gestão de projeto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11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layer="layout" svg:width="24.767cm" svg:height="1.355cm" svg:x="1.376cm" svg:y="0.703cm" presentation:class="title" presentation:user-transformed="true">
          <draw:text-box>
            <text:p>Áreas do PMBOK</text:p>
          </draw:text-box>
        </draw:frame>
        <draw:frame presentation:style-name="pr3" draw:layer="layout" svg:width="24.767cm" svg:height="14.4cm" svg:x="1.376cm" svg:y="2.8cm" presentation:class="outline">
          <draw:text-box>
            <text:list text:style-name="L3">
              <text:list-item>
                <text:p>Figura 2.1</text:p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12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2" presentation:presentation-page-layout-name="AL1T1" presentation:use-date-time-name="dtd1">
        <office:forms form:automatic-focus="false" form:apply-design-mode="false"/>
        <draw:custom-shape draw:style-name="gr21" draw:text-style-name="P24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6" draw:layer="layout" svg:width="4.2cm" svg:height="1.2cm" svg:x="3.3cm" svg:y="4.3cm">
          <text:p text:style-name="P25"><text:span text:style-name="T7">Iniciaçã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3.6cm" svg:height="1.904cm" svg:x="3.6cm" svg:y="6.196cm">
          <text:p text:style-name="P27">Iniciação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6" draw:layer="layout" svg:width="4.2cm" svg:height="1.2cm" svg:x="7.5cm" svg:y="4.3cm">
          <text:p text:style-name="P25"><text:span text:style-name="T7">Planejament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xml:id="id20" draw:id="id20" draw:layer="layout" svg:width="3.6cm" svg:height="1.904cm" svg:x="7.8cm" svg:y="6.196cm">
          <text:p text:style-name="P27">Planejamento</text:p>
          <text:p text:style-name="P27">de Escopo</text:p>
          <draw:enhanced-geometry svg:viewBox="0 0 21600 21600" draw:type="rectangle" draw:enhanced-path="M 0 0 L 21600 0 21600 21600 0 21600 0 0 Z N"/>
        </draw:custom-shape>
        <draw:custom-shape draw:style-name="gr23" draw:text-style-name="P28" xml:id="id21" draw:id="id21" draw:layer="layout" svg:width="3.6cm" svg:height="1.904cm" svg:x="7.8cm" svg:y="9.396cm">
          <text:p text:style-name="P27">Definição de </text:p>
          <text:p text:style-name="P27">Escopo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9.6cm" svg:y1="8.1cm" svg:x2="9.6cm" svg:y2="9.396cm" draw:start-shape="id20" draw:start-glue-point="2" draw:end-shape="id21" draw:end-glue-point="0" svg:d="M9600 8100v1296" svg:viewBox="0 0 1 1297">
          <text:p/>
        </draw:connector>
        <draw:custom-shape draw:style-name="gr21" draw:text-style-name="P24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6" draw:layer="layout" svg:width="4.2cm" svg:height="1.2cm" svg:x="11.7cm" svg:y="4.3cm">
          <text:p text:style-name="P25"><text:span text:style-name="T7">Execução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6" draw:layer="layout" svg:width="4.2cm" svg:height="1.2cm" svg:x="15.9cm" svg:y="4.3cm">
          <text:p text:style-name="P25"><text:span text:style-name="T7">Controle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xml:id="id22" draw:id="id22" draw:layer="layout" svg:width="3.6cm" svg:height="1.904cm" svg:x="16.2cm" svg:y="6.196cm">
          <text:p text:style-name="P27">Verificação de</text:p>
          <text:p text:style-name="P27">Escopo</text:p>
          <draw:enhanced-geometry svg:viewBox="0 0 21600 21600" draw:type="rectangle" draw:enhanced-path="M 0 0 L 21600 0 21600 21600 0 21600 0 0 Z N"/>
        </draw:custom-shape>
        <draw:custom-shape draw:style-name="gr23" draw:text-style-name="P28" xml:id="id23" draw:id="id23" draw:layer="layout" svg:width="3.6cm" svg:height="1.904cm" svg:x="16.2cm" svg:y="9.396cm">
          <text:p text:style-name="P27">Controle de</text:p>
          <text:p text:style-name="P27">Mudanças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18cm" svg:y1="8.1cm" svg:x2="18cm" svg:y2="9.396cm" draw:start-shape="id22" draw:start-glue-point="2" draw:end-shape="id23" draw:end-glue-point="0" svg:d="M18000 8100v1296" svg:viewBox="0 0 1 1297">
          <text:p/>
        </draw:connector>
        <draw:custom-shape draw:style-name="gr21" draw:text-style-name="P24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6" draw:layer="layout" svg:width="4.2cm" svg:height="1.2cm" svg:x="20.1cm" svg:y="4.3cm">
          <text:p text:style-name="P25"><text:span text:style-name="T7">Finalização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21cm" svg:height="1.2cm" svg:x="3.3cm" svg:y="2.9cm">
          <text:p text:style-name="P25"><text:span text:style-name="T7">GERENCIAMENTO DE ESCOPO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758cm" svg:height="9.525cm" svg:x="2.646cm" svg:y="1.904cm" draw:page-number="13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Iniciaçã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reconhece formalmente que um projeto existe</text:p>
              </text:list-item>
              <text:list-item>
                <text:p>relaciona o projeto aos demais trabalhos da empresa</text:p>
              </text:list-item>
              <text:list-item>
                <text:p>surge da necessidade do negócio, etc </text:p>
              </text:list-item>
              <text:list-item>
                <text:p>produto da iniciação é o termo de referência</text:p>
                <text:list>
                  <text:list-item>
                    <text:p>termo de referência ou <text:span text:style-name="T8">project charter</text:span></text:p>
                  </text:list-item>
                </text:list>
              </text:list-item>
              <text:list-item>
                <text:p>autoriza o gerente de projeto a aplicar o recursos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4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Iniciaçã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5.2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5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Planejamento de Escop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senvolve uma declaração de escopo</text:p>
                <text:list>
                  <text:list-item>
                    <text:p>Incluindo critérios para avaliação do sucesso do projeto</text:p>
                  </text:list-item>
                </text:list>
              </text:list-item>
              <text:list-item>
                <text:p>base para futuras decisões de projeto</text:p>
              </text:list-item>
              <text:list-item>
                <text:p>determina limites do trabalho de projeto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6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Planejamento de Escop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5.3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7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Planejamento de Escopo</text:p>
          </draw:text-box>
        </draw:frame>
        <draw:custom-shape draw:style-name="gr25" draw:text-style-name="P14" xml:id="id24" draw:id="id24" draw:layer="layout" svg:width="4.6cm" svg:height="2.009cm" svg:x="2.723cm" svg:y="3.9cm">
          <text:p text:style-name="P8"><text:span text:style-name="T5">Planejamento </text:span></text:p>
          <text:p text:style-name="P8"><text:span text:style-name="T5">de Escopo 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xml:id="id25" draw:id="id25" draw:layer="layout" svg:width="4.47cm" svg:height="2cm" svg:x="2.788cm" svg:y="7.323cm">
          <text:p text:style-name="P8"><text:span text:style-name="T5">Formatação </text:span><text:span text:style-name="T5">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2" xml:id="id26" draw:id="id26" draw:layer="layout" svg:width="4.409cm" svg:height="2cm" svg:x="2.819cm" svg:y="10.736cm">
          <text:p text:style-name="P31"><text:span text:style-name="T9">Definição de </text:span></text:p>
          <text:p text:style-name="P31"><text:span text:style-name="T9">Atividades</text:span></text:p>
          <draw:enhanced-geometry svg:viewBox="0 0 21600 21600" draw:type="rectangle" draw:enhanced-path="M 0 0 L 21600 0 21600 21600 0 21600 0 0 Z N"/>
        </draw:custom-shape>
        <draw:custom-shape draw:style-name="gr28" draw:text-style-name="P32" xml:id="id27" draw:id="id27" draw:layer="layout" svg:width="4.47cm" svg:height="2cm" svg:x="2.788cm" svg:y="14.1cm">
          <text:p text:style-name="P31"><text:span text:style-name="T9">Sequenciamento </text:span><text:span text:style-name="T9">das 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3" draw:layer="layout" draw:type="line" svg:x1="5.023cm" svg:y1="5.909cm" svg:x2="5.023cm" svg:y2="7.323cm" draw:start-shape="id24" draw:start-glue-point="2" draw:end-shape="id25" draw:end-glue-point="0" svg:d="M5023 5909v1414" svg:viewBox="0 0 1 1415">
          <text:p/>
        </draw:connector>
        <draw:connector draw:style-name="gr29" draw:text-style-name="P13" draw:layer="layout" draw:type="line" svg:x1="5.023cm" svg:y1="9.323cm" svg:x2="5.023cm" svg:y2="10.736cm" draw:start-shape="id25" draw:start-glue-point="2" draw:end-shape="id26" draw:end-glue-point="0" svg:d="M5023 9323v1413" svg:viewBox="0 0 1 1414">
          <text:p/>
        </draw:connector>
        <draw:connector draw:style-name="gr29" draw:text-style-name="P13" draw:layer="layout" draw:type="line" svg:x1="5.023cm" svg:y1="12.736cm" svg:x2="5.023cm" svg:y2="14.1cm" draw:start-shape="id26" draw:start-glue-point="2" draw:end-shape="id27" draw:end-glue-point="0" svg:d="M5023 12736v1364" svg:viewBox="0 0 1 1365">
          <text:p/>
        </draw:connector>
        <draw:connector draw:style-name="gr29" draw:text-style-name="P13" draw:layer="layout" draw:type="line" svg:x1="7.258cm" svg:y1="15.1cm" svg:x2="10.761cm" svg:y2="15.1cm" draw:start-shape="id27" draw:start-glue-point="1" draw:end-shape="id28" draw:end-glue-point="3" svg:d="M7258 15100h3503" svg:viewBox="0 0 3504 1">
          <text:p/>
        </draw:connector>
        <draw:connector draw:style-name="gr29" draw:text-style-name="P13" draw:layer="layout" draw:type="line" svg:x1="13.097cm" svg:y1="14.1cm" svg:x2="13.097cm" svg:y2="12.8cm" draw:start-shape="id28" draw:start-glue-point="0" svg:d="M13097 14100v-1300" svg:viewBox="0 0 1 1301">
          <text:p/>
        </draw:connector>
        <draw:custom-shape draw:style-name="gr28" draw:text-style-name="P32" xml:id="id29" draw:id="id29" draw:layer="layout" svg:width="4.47cm" svg:height="2cm" svg:x="10.862cm" svg:y="10.8cm">
          <text:p text:style-name="P31"><text:span text:style-name="T9">Determinação </text:span><text:span text:style-name="T9">do Tipo de </text:span><text:span text:style-name="T9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2" xml:id="id28" draw:id="id28" draw:layer="layout" svg:width="4.673cm" svg:height="2cm" svg:x="10.761cm" svg:y="14.1cm">
          <text:p text:style-name="P31"><text:span text:style-name="T9">Duração das</text:span></text:p>
          <text:p text:style-name="P31"><text:span text:style-name="T9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3" xml:id="id30" draw:id="id30" draw:layer="layout" svg:width="4.673cm" svg:height="2cm" svg:x="10.761cm" svg:y="7.2cm">
          <text:p text:style-name="P31"><text:span text:style-name="T9">Planejamento de </text:span></text:p>
          <text:p text:style-name="P31"><text:span text:style-name="T9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13" draw:layer="layout" draw:type="line" svg:x1="13.097cm" svg:y1="10.8cm" svg:x2="13.097cm" svg:y2="9.2cm" draw:start-shape="id29" draw:start-glue-point="0" draw:end-shape="id30" draw:end-glue-point="2" svg:d="M13097 10800v-1600" svg:viewBox="0 0 1 1601">
          <text:p/>
        </draw:connector>
        <draw:custom-shape draw:style-name="gr32" draw:text-style-name="P35" xml:id="id31" draw:id="id31" draw:layer="layout" svg:width="4.47cm" svg:height="2cm" svg:x="8.627cm" svg:y="4cm">
          <text:p text:style-name="P34"><text:span text:style-name="T10">Estimativa dos </text:span></text:p>
          <text:p text:style-name="P34"><text:span text:style-name="T10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5" xml:id="id32" draw:id="id32" draw:layer="layout" svg:width="4.47cm" svg:height="2cm" svg:x="13.627cm" svg:y="4cm">
          <text:p text:style-name="P34"><text:span text:style-name="T10">Montagem da </text:span></text:p>
          <text:p text:style-name="P34"><text:span text:style-name="T10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13" draw:layer="layout" draw:type="line" svg:x1="13.097cm" svg:y1="7.2cm" svg:x2="10.862cm" svg:y2="6cm" draw:start-shape="id30" draw:start-glue-point="0" draw:end-shape="id31" draw:end-glue-point="2" svg:d="M13097 7200l-2235-1200" svg:viewBox="0 0 2236 1201">
          <text:p/>
        </draw:connector>
        <draw:connector draw:style-name="gr29" draw:text-style-name="P13" draw:layer="layout" draw:type="line" svg:x1="13.097cm" svg:y1="7.2cm" svg:x2="15.862cm" svg:y2="6cm" draw:start-shape="id30" draw:start-glue-point="0" draw:end-shape="id32" draw:end-glue-point="2" svg:d="M13097 7200l2765-1200" svg:viewBox="0 0 2766 1201">
          <text:p/>
        </draw:connector>
        <draw:custom-shape draw:style-name="gr34" draw:text-style-name="P35" xml:id="id33" draw:id="id33" draw:layer="layout" svg:width="4.673cm" svg:height="2cm" svg:x="20.124cm" svg:y="4.1cm">
          <text:p text:style-name="P34"><text:span text:style-name="T10">Alocação de </text:span></text:p>
          <text:p text:style-name="P34"><text:span text:style-name="T10">Recursos</text:span></text:p>
          <draw:enhanced-geometry svg:viewBox="0 0 21600 21600" draw:type="rectangle" draw:enhanced-path="M 0 0 L 21600 0 21600 21600 0 21600 0 0 Z N"/>
        </draw:custom-shape>
        <draw:custom-shape draw:style-name="gr35" draw:text-style-name="P36" xml:id="id34" draw:id="id34" draw:layer="layout" svg:width="4.565cm" svg:height="3.904cm" svg:x="20.197cm" svg:y="8.221cm">
          <text:p text:style-name="P31"><text:span text:style-name="T9">Definição de</text:span></text:p>
          <text:p text:style-name="P31"><text:span text:style-name="T9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3" draw:layer="layout" draw:type="line" svg:x1="22.46cm" svg:y1="6.1cm" svg:x2="22.48cm" svg:y2="8.221cm" draw:start-shape="id33" draw:start-glue-point="2" draw:end-shape="id34" draw:end-glue-point="4" svg:d="M22460 6100l20 2121" svg:viewBox="0 0 21 2122">
          <text:p/>
        </draw:connector>
        <draw:custom-shape draw:style-name="gr36" draw:text-style-name="P37" xml:id="id35" draw:id="id35" draw:layer="layout" svg:width="4.47cm" svg:height="2cm" svg:x="20.227cm" svg:y="14.1cm">
          <text:p text:style-name="P31"><text:span text:style-name="T9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13" draw:layer="layout" draw:type="line" svg:x1="22.48cm" svg:y1="12.125cm" svg:x2="22.462cm" svg:y2="14.1cm" draw:start-shape="id34" draw:start-glue-point="8" draw:end-shape="id35" draw:end-glue-point="0" svg:d="M22480 12125l-18 1975" svg:viewBox="0 0 19 1976">
          <text:p/>
        </draw:connector>
        <draw:connector draw:style-name="gr37" xml:id="id36" draw:id="id36" draw:layer="layout" svg:x1="10.862cm" svg:y1="4cm" svg:x2="15.862cm" svg:y2="4cm" draw:start-shape="id31" draw:start-glue-point="0" draw:end-shape="id32" draw:end-glue-point="0" svg:d="M10862 4000v-525h5000v525" svg:viewBox="0 0 5001 526">
          <text:p/>
        </draw:connector>
        <draw:connector draw:style-name="gr29" draw:text-style-name="P22" draw:layer="layout" draw:type="lines" draw:line-skew="0cm -0.575cm" svg:x1="13.362cm" svg:y1="3.475cm" svg:x2="22.46cm" svg:y2="4.1cm" draw:start-shape="id36" draw:start-glue-point="0" draw:end-shape="id33" draw:end-glue-point="0" svg:d="M13362 3475v-525l9098 50v1100" svg:viewBox="0 0 9099 1151">
          <text:p/>
        </draw:connector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18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Definição de Escop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subdivisão das principais entregas do projeto</text:p>
              </text:list-item>
              <text:list-item>
                <text:p>em entregas menores de mais fácil gerenciamento</text:p>
              </text:list-item>
              <text:list-item>
                <text:p>aumentar a precisão de custo, tempo e recurso</text:p>
              </text:list-item>
              <text:list-item>
                <text:p>define uma linha de base para medição de desempenho</text:p>
              </text:list-item>
              <text:list-item>
                <text:p>produto é a estrutura analítica do projeto ou Work Breakdow Structure (WBS)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9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Definição de Escop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5.3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0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Definição de Escopo no Microsoft Project</text:p>
          </draw:text-box>
        </draw:frame>
        <draw:custom-shape draw:style-name="gr38" draw:text-style-name="P38" xml:id="id37" draw:id="id37" draw:layer="layout" svg:width="4.6cm" svg:height="2.009cm" svg:x="2.723cm" svg:y="3.9cm">
          <text:p text:style-name="P31"><text:span text:style-name="T9">Planejamento </text:span></text:p>
          <text:p text:style-name="P31"><text:span text:style-name="T9">de Escopo 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38" draw:id="id38" draw:layer="layout" svg:width="4.47cm" svg:height="2cm" svg:x="2.788cm" svg:y="7.323cm">
          <text:p text:style-name="P10"><text:span text:style-name="T5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xml:id="id39" draw:id="id39" draw:layer="layout" svg:width="4.409cm" svg:height="2cm" svg:x="2.819cm" svg:y="10.736cm">
          <text:p text:style-name="P8"><text:span text:style-name="T5">Definição de </text:span></text:p>
          <text:p text:style-name="P8"><text:span text:style-name="T5">Atividades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40" draw:id="id40" draw:layer="layout" svg:width="4.47cm" svg:height="2cm" svg:x="2.788cm" svg:y="14.1cm">
          <text:p text:style-name="P10"><text:span text:style-name="T5">Sequenciamento das 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xml:id="id41" draw:id="id41" draw:layer="layout" svg:width="4.673cm" svg:height="2cm" svg:x="10.761cm" svg:y="14.1cm">
          <text:p text:style-name="P8"><text:span text:style-name="T5">Duração das</text:span></text:p>
          <text:p text:style-name="P8"><text:span text:style-name="T5">Atividades</text:span></text:p>
          <draw:enhanced-geometry svg:viewBox="0 0 21600 21600" draw:type="rectangle" draw:enhanced-path="M 0 0 L 21600 0 21600 21600 0 21600 0 0 Z N"/>
        </draw:custom-shape>
        <draw:connector draw:style-name="gr29" draw:text-style-name="P13" draw:layer="layout" draw:type="line" svg:x1="5.023cm" svg:y1="5.909cm" svg:x2="5.023cm" svg:y2="7.323cm" draw:start-shape="id37" draw:start-glue-point="2" draw:end-shape="id38" draw:end-glue-point="0" svg:d="M5023 5909v1414" svg:viewBox="0 0 1 1415">
          <text:p/>
        </draw:connector>
        <draw:connector draw:style-name="gr6" draw:text-style-name="P13" draw:layer="layout" draw:type="line" svg:x1="5.023cm" svg:y1="9.323cm" svg:x2="5.023cm" svg:y2="10.736cm" draw:start-shape="id38" draw:start-glue-point="2" draw:end-shape="id39" draw:end-glue-point="0" svg:d="M5023 9323v1413" svg:viewBox="0 0 1 1414">
          <text:p/>
        </draw:connector>
        <draw:connector draw:style-name="gr6" draw:text-style-name="P13" draw:layer="layout" draw:type="line" svg:x1="5.023cm" svg:y1="12.736cm" svg:x2="5.023cm" svg:y2="14.1cm" draw:start-shape="id39" draw:start-glue-point="2" draw:end-shape="id40" draw:end-glue-point="0" svg:d="M5023 12736v1364" svg:viewBox="0 0 1 1365">
          <text:p/>
        </draw:connector>
        <draw:connector draw:style-name="gr6" draw:text-style-name="P13" draw:layer="layout" draw:type="line" svg:x1="7.258cm" svg:y1="15.1cm" svg:x2="10.761cm" svg:y2="15.1cm" draw:start-shape="id40" draw:start-glue-point="1" draw:end-shape="id41" draw:end-glue-point="3" svg:d="M7258 15100h3503" svg:viewBox="0 0 3504 1">
          <text:p/>
        </draw:connector>
        <draw:custom-shape draw:style-name="gr4" draw:text-style-name="P11" xml:id="id42" draw:id="id42" draw:layer="layout" svg:width="4.47cm" svg:height="2cm" svg:x="10.862cm" svg:y="10.8cm">
          <text:p text:style-name="P10"><text:span text:style-name="T5">Determinação do Tipo de 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3" draw:layer="layout" draw:type="line" svg:x1="13.097cm" svg:y1="14.1cm" svg:x2="13.097cm" svg:y2="12.8cm" draw:start-shape="id41" draw:start-glue-point="0" draw:end-shape="id42" draw:end-glue-point="2" svg:d="M13097 14100v-1300" svg:viewBox="0 0 1 1301">
          <text:p/>
        </draw:connector>
        <draw:custom-shape draw:style-name="gr11" draw:text-style-name="P16" xml:id="id43" draw:id="id43" draw:layer="layout" svg:width="4.47cm" svg:height="2cm" svg:x="10.862cm" svg:y="10.8cm">
          <text:p text:style-name="P10"><text:span text:style-name="T5">Determinação do Tipo de 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4.673cm" svg:height="2cm" svg:x="10.761cm" svg:y="14.1cm">
          <text:p text:style-name="P8"><text:span text:style-name="T5">Duração das</text:span></text:p>
          <text:p text:style-name="P8"><text:span text:style-name="T5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xml:id="id44" draw:id="id44" draw:layer="layout" svg:width="4.673cm" svg:height="2cm" svg:x="10.761cm" svg:y="7.2cm">
          <text:p text:style-name="P8"><text:span text:style-name="T5">Planejamento de </text:span></text:p>
          <text:p text:style-name="P8"><text:span text:style-name="T5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3" draw:layer="layout" draw:type="line" svg:x1="13.097cm" svg:y1="10.8cm" svg:x2="13.097cm" svg:y2="9.2cm" draw:start-shape="id43" draw:start-glue-point="0" draw:end-shape="id44" draw:end-glue-point="2" svg:d="M13097 10800v-1600" svg:viewBox="0 0 1 1601">
          <text:p/>
        </draw:connector>
        <draw:custom-shape draw:style-name="gr39" draw:text-style-name="P19" xml:id="id45" draw:id="id45" draw:layer="layout" svg:width="4.47cm" svg:height="2cm" svg:x="8.627cm" svg:y="4cm">
          <text:p text:style-name="P18"><text:span text:style-name="T6">Estimativa dos </text:span></text:p>
          <text:p text:style-name="P18"><text:span text:style-name="T6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9" xml:id="id46" draw:id="id46" draw:layer="layout" svg:width="4.47cm" svg:height="2cm" svg:x="13.627cm" svg:y="4cm">
          <text:p text:style-name="P18"><text:span text:style-name="T6">Montagem da </text:span></text:p>
          <text:p text:style-name="P18"><text:span text:style-name="T6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3" draw:layer="layout" draw:type="line" svg:x1="13.097cm" svg:y1="7.2cm" svg:x2="10.862cm" svg:y2="6cm" draw:start-shape="id44" draw:start-glue-point="0" draw:end-shape="id45" draw:end-glue-point="2" svg:d="M13097 7200l-2235-1200" svg:viewBox="0 0 2236 1201">
          <text:p/>
        </draw:connector>
        <draw:connector draw:style-name="gr6" draw:text-style-name="P13" draw:layer="layout" draw:type="line" svg:x1="13.097cm" svg:y1="7.2cm" svg:x2="15.862cm" svg:y2="6cm" draw:start-shape="id44" draw:start-glue-point="0" draw:end-shape="id46" draw:end-glue-point="2" svg:d="M13097 7200l2765-1200" svg:viewBox="0 0 2766 1201">
          <text:p/>
        </draw:connector>
        <draw:custom-shape draw:style-name="gr41" draw:text-style-name="P19" xml:id="id47" draw:id="id47" draw:layer="layout" svg:width="4.673cm" svg:height="2cm" svg:x="20.124cm" svg:y="4.1cm">
          <text:p text:style-name="P18"><text:span text:style-name="T6">Alocação de </text:span></text:p>
          <text:p text:style-name="P18"><text:span text:style-name="T6">Recursos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xml:id="id48" draw:id="id48" draw:layer="layout" svg:width="4.565cm" svg:height="3.904cm" svg:x="20.197cm" svg:y="8.221cm">
          <text:p text:style-name="P8"><text:span text:style-name="T5">Definição de</text:span></text:p>
          <text:p text:style-name="P8"><text:span text:style-name="T5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3" draw:layer="layout" draw:type="line" svg:x1="22.46cm" svg:y1="6.1cm" svg:x2="22.48cm" svg:y2="8.221cm" draw:start-shape="id47" draw:start-glue-point="2" draw:end-shape="id48" draw:end-glue-point="4" svg:d="M22460 6100l20 2121" svg:viewBox="0 0 21 2122">
          <text:p/>
        </draw:connector>
        <draw:custom-shape draw:style-name="gr19" draw:text-style-name="P21" xml:id="id49" draw:id="id49" draw:layer="layout" svg:width="4.47cm" svg:height="2cm" svg:x="20.227cm" svg:y="14.1cm">
          <text:p text:style-name="P10"><text:span text:style-name="T5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3" draw:layer="layout" draw:type="line" svg:x1="22.48cm" svg:y1="12.125cm" svg:x2="22.462cm" svg:y2="14.1cm" draw:start-shape="id48" draw:start-glue-point="8" draw:end-shape="id49" draw:end-glue-point="0" svg:d="M22480 12125l-18 1975" svg:viewBox="0 0 19 1976">
          <text:p/>
        </draw:connector>
        <draw:connector draw:style-name="gr20" xml:id="id50" draw:id="id50" draw:layer="layout" svg:x1="10.862cm" svg:y1="4cm" svg:x2="15.862cm" svg:y2="4cm" draw:start-shape="id45" draw:start-glue-point="0" draw:end-shape="id46" draw:end-glue-point="0" svg:d="M10862 4000v-525h5000v525" svg:viewBox="0 0 5001 526">
          <text:p/>
        </draw:connector>
        <draw:connector draw:style-name="gr6" draw:text-style-name="P22" draw:layer="layout" draw:type="lines" draw:line-skew="0cm -0.575cm" svg:x1="13.362cm" svg:y1="3.475cm" svg:x2="22.46cm" svg:y2="4.1cm" draw:start-shape="id50" draw:start-glue-point="0" draw:end-shape="id47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21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Definição de Escopo no Microsoft Project</text:p>
          </draw:text-box>
        </draw:frame>
        <draw:custom-shape draw:style-name="gr42" draw:text-style-name="P39" xml:id="id51" draw:id="id51" draw:layer="layout" svg:width="4.6cm" svg:height="2.009cm" svg:x="2.723cm" svg:y="3.9cm">
          <text:p text:style-name="P31"><text:span text:style-name="T9">Planejamento </text:span></text:p>
          <text:p text:style-name="P31"><text:span text:style-name="T9">de Escopo </text:span></text:p>
          <draw:enhanced-geometry svg:viewBox="0 0 21600 21600" draw:type="rectangle" draw:enhanced-path="M 0 0 L 21600 0 21600 21600 0 21600 0 0 Z N"/>
        </draw:custom-shape>
        <draw:custom-shape draw:style-name="gr43" draw:text-style-name="P40" xml:id="id52" draw:id="id52" draw:layer="layout" svg:width="4.47cm" svg:height="2cm" svg:x="2.788cm" svg:y="7.323cm">
          <text:p text:style-name="P8"><text:span text:style-name="T5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1" xml:id="id53" draw:id="id53" draw:layer="layout" svg:width="4.409cm" svg:height="2cm" svg:x="2.819cm" svg:y="10.736cm">
          <text:p text:style-name="P8"><text:span text:style-name="T5">Definição de </text:span></text:p>
          <text:p text:style-name="P8"><text:span text:style-name="T5">Atividades</text:span></text:p>
          <draw:enhanced-geometry svg:viewBox="0 0 21600 21600" draw:type="rectangle" draw:enhanced-path="M 0 0 L 21600 0 21600 21600 0 21600 0 0 Z N"/>
        </draw:custom-shape>
        <draw:custom-shape draw:style-name="gr28" draw:text-style-name="P32" xml:id="id54" draw:id="id54" draw:layer="layout" svg:width="4.47cm" svg:height="2cm" svg:x="2.788cm" svg:y="14.1cm">
          <text:p text:style-name="P31"><text:span text:style-name="T9">Sequenciamento das 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42" draw:layer="layout" draw:type="line" svg:x1="5.023cm" svg:y1="5.909cm" svg:x2="5.023cm" svg:y2="7.323cm" draw:start-shape="id51" draw:start-glue-point="2" draw:end-shape="id52" draw:end-glue-point="0" svg:d="M5023 5909v1414" svg:viewBox="0 0 1 1415">
          <text:p/>
        </draw:connector>
        <draw:connector draw:style-name="gr6" draw:text-style-name="P13" draw:layer="layout" draw:type="line" svg:x1="5.023cm" svg:y1="9.323cm" svg:x2="5.023cm" svg:y2="10.736cm" draw:start-shape="id52" draw:start-glue-point="2" draw:end-shape="id53" draw:end-glue-point="0" svg:d="M5023 9323v1413" svg:viewBox="0 0 1 1414">
          <text:p/>
        </draw:connector>
        <draw:connector draw:style-name="gr29" draw:text-style-name="P13" draw:layer="layout" draw:type="line" svg:x1="5.023cm" svg:y1="12.736cm" svg:x2="5.023cm" svg:y2="14.1cm" draw:start-shape="id53" draw:start-glue-point="2" draw:end-shape="id54" draw:end-glue-point="0" svg:d="M5023 12736v1364" svg:viewBox="0 0 1 1365">
          <text:p/>
        </draw:connector>
        <draw:connector draw:style-name="gr29" draw:text-style-name="P13" draw:layer="layout" draw:type="line" svg:x1="7.258cm" svg:y1="15.1cm" svg:x2="10.761cm" svg:y2="15.1cm" draw:start-shape="id54" draw:start-glue-point="1" draw:end-shape="id55" draw:end-glue-point="3" svg:d="M7258 15100h3503" svg:viewBox="0 0 3504 1">
          <text:p/>
        </draw:connector>
        <draw:connector draw:style-name="gr29" draw:text-style-name="P13" draw:layer="layout" draw:type="line" svg:x1="13.097cm" svg:y1="14.1cm" svg:x2="13.097cm" svg:y2="12.8cm" draw:start-shape="id55" draw:start-glue-point="0" svg:d="M13097 14100v-1300" svg:viewBox="0 0 1 1301">
          <text:p/>
        </draw:connector>
        <draw:custom-shape draw:style-name="gr28" draw:text-style-name="P32" xml:id="id56" draw:id="id56" draw:layer="layout" svg:width="4.47cm" svg:height="2cm" svg:x="10.862cm" svg:y="10.8cm">
          <text:p text:style-name="P31"><text:span text:style-name="T9">Determinação do Tipo de 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2" xml:id="id55" draw:id="id55" draw:layer="layout" svg:width="4.673cm" svg:height="2cm" svg:x="10.761cm" svg:y="14.1cm">
          <text:p text:style-name="P31"><text:span text:style-name="T9">Duração das</text:span></text:p>
          <text:p text:style-name="P31"><text:span text:style-name="T9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3" xml:id="id57" draw:id="id57" draw:layer="layout" svg:width="4.673cm" svg:height="2cm" svg:x="10.761cm" svg:y="7.2cm">
          <text:p text:style-name="P31"><text:span text:style-name="T9">Planejamento de </text:span></text:p>
          <text:p text:style-name="P31"><text:span text:style-name="T9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13" draw:layer="layout" draw:type="line" svg:x1="13.097cm" svg:y1="10.8cm" svg:x2="13.097cm" svg:y2="9.2cm" draw:start-shape="id56" draw:start-glue-point="0" draw:end-shape="id57" draw:end-glue-point="2" svg:d="M13097 10800v-1600" svg:viewBox="0 0 1 1601">
          <text:p/>
        </draw:connector>
        <draw:custom-shape draw:style-name="gr46" draw:text-style-name="P35" xml:id="id58" draw:id="id58" draw:layer="layout" svg:width="4.47cm" svg:height="2cm" svg:x="8.627cm" svg:y="4cm">
          <text:p text:style-name="P34"><text:span text:style-name="T10">Estimativa dos </text:span></text:p>
          <text:p text:style-name="P34"><text:span text:style-name="T10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5" xml:id="id59" draw:id="id59" draw:layer="layout" svg:width="4.47cm" svg:height="2cm" svg:x="13.627cm" svg:y="4cm">
          <text:p text:style-name="P34"><text:span text:style-name="T10">Montagem da </text:span></text:p>
          <text:p text:style-name="P34"><text:span text:style-name="T10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13" draw:layer="layout" draw:type="line" svg:x1="13.097cm" svg:y1="7.2cm" svg:x2="10.862cm" svg:y2="6cm" draw:start-shape="id57" draw:start-glue-point="0" draw:end-shape="id58" draw:end-glue-point="2" svg:d="M13097 7200l-2235-1200" svg:viewBox="0 0 2236 1201">
          <text:p/>
        </draw:connector>
        <draw:connector draw:style-name="gr29" draw:text-style-name="P13" draw:layer="layout" draw:type="line" svg:x1="13.097cm" svg:y1="7.2cm" svg:x2="15.862cm" svg:y2="6cm" draw:start-shape="id57" draw:start-glue-point="0" draw:end-shape="id59" draw:end-glue-point="2" svg:d="M13097 7200l2765-1200" svg:viewBox="0 0 2766 1201">
          <text:p/>
        </draw:connector>
        <draw:custom-shape draw:style-name="gr48" draw:text-style-name="P35" xml:id="id60" draw:id="id60" draw:layer="layout" svg:width="4.673cm" svg:height="2cm" svg:x="20.124cm" svg:y="4.1cm">
          <text:p text:style-name="P34"><text:span text:style-name="T10">Alocação de </text:span></text:p>
          <text:p text:style-name="P34"><text:span text:style-name="T10">Recursos</text:span></text:p>
          <draw:enhanced-geometry svg:viewBox="0 0 21600 21600" draw:type="rectangle" draw:enhanced-path="M 0 0 L 21600 0 21600 21600 0 21600 0 0 Z N"/>
        </draw:custom-shape>
        <draw:custom-shape draw:style-name="gr35" draw:text-style-name="P36" xml:id="id61" draw:id="id61" draw:layer="layout" svg:width="4.565cm" svg:height="3.904cm" svg:x="20.197cm" svg:y="8.221cm">
          <text:p text:style-name="P31"><text:span text:style-name="T9">Definição de</text:span></text:p>
          <text:p text:style-name="P31"><text:span text:style-name="T9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3" draw:layer="layout" draw:type="line" svg:x1="22.46cm" svg:y1="6.1cm" svg:x2="22.48cm" svg:y2="8.221cm" draw:start-shape="id60" draw:start-glue-point="2" draw:end-shape="id61" draw:end-glue-point="4" svg:d="M22460 6100l20 2121" svg:viewBox="0 0 21 2122">
          <text:p/>
        </draw:connector>
        <draw:custom-shape draw:style-name="gr36" draw:text-style-name="P37" xml:id="id62" draw:id="id62" draw:layer="layout" svg:width="4.47cm" svg:height="2cm" svg:x="20.227cm" svg:y="14.1cm">
          <text:p text:style-name="P31"><text:span text:style-name="T9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13" draw:layer="layout" draw:type="line" svg:x1="22.48cm" svg:y1="12.125cm" svg:x2="22.462cm" svg:y2="14.1cm" draw:start-shape="id61" draw:start-glue-point="8" draw:end-shape="id62" draw:end-glue-point="0" svg:d="M22480 12125l-18 1975" svg:viewBox="0 0 19 1976">
          <text:p/>
        </draw:connector>
        <draw:connector draw:style-name="gr37" xml:id="id63" draw:id="id63" draw:layer="layout" svg:x1="10.862cm" svg:y1="4cm" svg:x2="15.862cm" svg:y2="4cm" draw:start-shape="id58" draw:start-glue-point="0" draw:end-shape="id59" draw:end-glue-point="0" svg:d="M10862 4000v-525h5000v525" svg:viewBox="0 0 5001 526">
          <text:p/>
        </draw:connector>
        <draw:connector draw:style-name="gr29" draw:text-style-name="P22" draw:layer="layout" draw:type="lines" draw:line-skew="0cm -0.575cm" svg:x1="13.362cm" svg:y1="3.475cm" svg:x2="22.46cm" svg:y2="4.1cm" draw:start-shape="id63" draw:start-glue-point="0" draw:end-shape="id60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22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Verificação de Escop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processo formal de aprovação do escopo</text:p>
              </text:list-item>
              <text:list-item>
                <text:p>requer revisão de tarefas e resultados</text:p>
              </text:list-item>
              <text:list-item>
                <text:p>ocorre durante o controle do projeto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Verificação de Escop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5.3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4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Controle de Mudanças do Escop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concentra na avaliação de fatores de mudança</text:p>
              </text:list-item>
              <text:list-item>
                <text:p>garantindo que as mudanças sejam benéficas</text:p>
              </text:list-item>
              <text:list-item>
                <text:p>baseia-a controle de mudanças do plano de gestão</text:p>
              </text:list-item>
              <text:list-item>
                <text:p>procedimentos para mudanças de escopo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5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Controle de Mudanças de Escop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5.3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6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2" presentation:presentation-page-layout-name="AL1T1" presentation:use-date-time-name="dtd1">
        <office:forms form:automatic-focus="false" form:apply-design-mode="false"/>
        <draw:custom-shape draw:style-name="gr21" draw:text-style-name="P24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6" draw:layer="layout" svg:width="4.2cm" svg:height="1.2cm" svg:x="3.3cm" svg:y="4.3cm">
          <text:p text:style-name="P25"><text:span text:style-name="T7">Definição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6" draw:layer="layout" svg:width="4.2cm" svg:height="1.2cm" svg:x="7.5cm" svg:y="4.3cm">
          <text:p text:style-name="P25"><text:span text:style-name="T7">Planejament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xml:id="id64" draw:id="id64" draw:layer="layout" svg:width="3.6cm" svg:height="1.904cm" svg:x="7.8cm" svg:y="5.796cm">
          <text:p text:style-name="P27">Definição das</text:p>
          <text:p text:style-name="P27">Atividades</text:p>
          <draw:enhanced-geometry svg:viewBox="0 0 21600 21600" draw:type="rectangle" draw:enhanced-path="M 0 0 L 21600 0 21600 21600 0 21600 0 0 Z N"/>
        </draw:custom-shape>
        <draw:custom-shape draw:style-name="gr23" draw:text-style-name="P28" xml:id="id65" draw:id="id65" draw:layer="layout" svg:width="3.6cm" svg:height="1.904cm" svg:x="7.8cm" svg:y="8.496cm">
          <text:p text:style-name="P27">Seq. das </text:p>
          <text:p text:style-name="P27">Atividades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9.6cm" svg:y1="7.7cm" svg:x2="9.6cm" svg:y2="8.496cm" draw:start-shape="id64" draw:start-glue-point="2" draw:end-shape="id65" draw:end-glue-point="0" svg:d="M9600 7700v796" svg:viewBox="0 0 1 797">
          <text:p/>
        </draw:connector>
        <draw:custom-shape draw:style-name="gr21" draw:text-style-name="P24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6" draw:layer="layout" svg:width="4.2cm" svg:height="1.2cm" svg:x="11.7cm" svg:y="4.3cm">
          <text:p text:style-name="P25"><text:span text:style-name="T7">Execução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6" draw:layer="layout" svg:width="4.2cm" svg:height="1.2cm" svg:x="15.9cm" svg:y="4.3cm">
          <text:p text:style-name="P25"><text:span text:style-name="T7">Controle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3.6cm" svg:height="1.904cm" svg:x="16.2cm" svg:y="6.196cm">
          <text:p text:style-name="P27">Controle<text:line-break/>do Cronograma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6" draw:layer="layout" svg:width="4.2cm" svg:height="1.2cm" svg:x="20.1cm" svg:y="4.3cm">
          <text:p text:style-name="P25"><text:span text:style-name="T7">Finalização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21cm" svg:height="1.2cm" svg:x="3.3cm" svg:y="2.9cm">
          <text:p text:style-name="P25"><text:span text:style-name="T7">GERENCIAMENTO DE TEMP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xml:id="id66" draw:id="id66" draw:layer="layout" svg:width="3.6cm" svg:height="1.904cm" svg:x="7.8cm" svg:y="11.196cm">
          <text:p text:style-name="P27">Estimativa de<text:line-break/>Duração das<text:line-break/>Atividades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9.6cm" svg:y1="10.4cm" svg:x2="9.6cm" svg:y2="11.196cm" draw:start-shape="id65" draw:start-glue-point="2" draw:end-shape="id66" draw:end-glue-point="0" svg:d="M9600 10400v796" svg:viewBox="0 0 1 797">
          <text:p/>
        </draw:connector>
        <draw:custom-shape draw:style-name="gr23" draw:text-style-name="P28" xml:id="id67" draw:id="id67" draw:layer="layout" svg:width="3.6cm" svg:height="1.904cm" svg:x="7.8cm" svg:y="13.896cm">
          <text:p text:style-name="P27">Desenv. do <text:line-break/>Cronograma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9.6cm" svg:y1="13.1cm" svg:x2="9.6cm" svg:y2="13.896cm" draw:start-shape="id66" draw:start-glue-point="2" draw:end-shape="id67" draw:end-glue-point="0" svg:d="M9600 131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27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Definição das Atividade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refinar e atualizar as atividades do projeto definidas na EAP no gerenciamento do escopo</text:p>
              </text:list-item>
              <text:list-item>
                <text:p>o produto é uma lista de atividade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8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Definição de Atividade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6.2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9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Sequenciamento das Atividade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identificação das interdependências entre as atividades</text:p>
              </text:list-item>
              <text:list-item>
                <text:p>produto:diagrama de rede ou rede PERT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0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Sequenciamento das Atividade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6.3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1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Estimativa da Duração de Atividade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terminação da duração de cada atividade</text:p>
              </text:list-item>
              <text:list-item>
                <text:p>diversos métodos podem ser empregados</text:p>
              </text:list-item>
              <text:list-item>
                <text:p>Quais métodos de estimativas?</text:p>
              </text:list-item>
              <text:list-item>
                <text:p>lista de atividades deverá ser atualizada após esta etapa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Sequenciamento das Atividade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6.5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3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Estimativa da Duração de Atividade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terminação da duração de cada atividade</text:p>
              </text:list-item>
              <text:list-item>
                <text:p>diversos métodos podem ser empregados</text:p>
              </text:list-item>
              <text:list-item>
                <text:p>Quais métodos de estimativas?</text:p>
              </text:list-item>
              <text:list-item>
                <text:p>lista de atividades deverá ser atualizada após esta etapa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4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Estimativa de Duração de Tarefa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6.4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5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Desenvolvimento de Cronograma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finição das datas de início e término das atividades</text:p>
              </text:list-item>
              <text:list-item>
                <text:p>consequente de início e término do projeto</text:p>
              </text:list-item>
              <text:list-item>
                <text:p>um dos mais importantes da fase de planejamento</text:p>
              </text:list-item>
              <text:list-item>
                <text:p>consolida as informações de outras áreas</text:p>
              </text:list-item>
              <text:list-item>
                <text:p>produto: cronograma (Gantt e PERT) e plano de gerenciamento de tempo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6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Desenvolvimento de Cronograma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6.5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7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Controle de Cronograma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avaliação de fatores que criam mudanças nos prazos</text:p>
              </text:list-item>
              <text:list-item>
                <text:p>garantir que as mudanças sejam benéficas </text:p>
              </text:list-item>
              <text:list-item>
                <text:p>baseia-se no plano de gerenciamento de tempo</text:p>
              </text:list-item>
              <text:list-item>
                <text:p>procedimentos nos quais o prazos podem ser modificados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8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Controle de Cronograma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6.6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9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Gerenciamento de Tempo Microsoft Project</text:p>
          </draw:text-box>
        </draw:frame>
        <draw:custom-shape draw:style-name="gr49" draw:text-style-name="P39" xml:id="id68" draw:id="id68" draw:layer="layout" svg:width="4.6cm" svg:height="2.009cm" svg:x="2.723cm" svg:y="3.9cm">
          <text:p text:style-name="P31"><text:span text:style-name="T9">Planejamento </text:span></text:p>
          <text:p text:style-name="P31"><text:span text:style-name="T9">de Escopo </text:span></text:p>
          <draw:enhanced-geometry svg:viewBox="0 0 21600 21600" draw:type="rectangle" draw:enhanced-path="M 0 0 L 21600 0 21600 21600 0 21600 0 0 Z N"/>
        </draw:custom-shape>
        <draw:custom-shape draw:style-name="gr50" draw:text-style-name="P43" xml:id="id69" draw:id="id69" draw:layer="layout" svg:width="4.47cm" svg:height="2cm" svg:x="2.788cm" svg:y="7.323cm">
          <text:p text:style-name="P31"><text:span text:style-name="T9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41" xml:id="id70" draw:id="id70" draw:layer="layout" svg:width="4.409cm" svg:height="2cm" svg:x="2.819cm" svg:y="10.736cm">
          <text:p text:style-name="P8"><text:span text:style-name="T5">Definição de </text:span></text:p>
          <text:p text:style-name="P8"><text:span text:style-name="T5">Atividades</text:span></text:p>
          <draw:enhanced-geometry svg:viewBox="0 0 21600 21600" draw:type="rectangle" draw:enhanced-path="M 0 0 L 21600 0 21600 21600 0 21600 0 0 Z N"/>
        </draw:custom-shape>
        <draw:custom-shape draw:style-name="gr52" draw:text-style-name="P44" xml:id="id71" draw:id="id71" draw:layer="layout" svg:width="4.47cm" svg:height="2cm" svg:x="2.788cm" svg:y="14.1cm">
          <text:p text:style-name="P18"><text:span text:style-name="T6">Sequenciamento </text:span></text:p>
          <text:p text:style-name="P18"><text:span text:style-name="T6">das </text:span></text:p>
          <text:p text:style-name="P18"><text:span text:style-name="T6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42" draw:layer="layout" draw:type="line" svg:x1="5.023cm" svg:y1="5.909cm" svg:x2="5.023cm" svg:y2="7.323cm" draw:start-shape="id68" draw:start-glue-point="2" draw:end-shape="id69" draw:end-glue-point="0" svg:d="M5023 5909v1414" svg:viewBox="0 0 1 1415">
          <text:p/>
        </draw:connector>
        <draw:connector draw:style-name="gr6" draw:text-style-name="P13" draw:layer="layout" draw:type="line" svg:x1="5.023cm" svg:y1="9.323cm" svg:x2="5.023cm" svg:y2="10.736cm" draw:start-shape="id69" draw:start-glue-point="2" draw:end-shape="id70" draw:end-glue-point="0" svg:d="M5023 9323v1413" svg:viewBox="0 0 1 1414">
          <text:p/>
        </draw:connector>
        <draw:connector draw:style-name="gr6" draw:text-style-name="P13" draw:layer="layout" draw:type="line" svg:x1="5.023cm" svg:y1="12.736cm" svg:x2="5.023cm" svg:y2="14.1cm" draw:start-shape="id70" draw:start-glue-point="2" draw:end-shape="id71" draw:end-glue-point="0" svg:d="M5023 12736v1364" svg:viewBox="0 0 1 1365">
          <text:p/>
        </draw:connector>
        <draw:connector draw:style-name="gr6" draw:text-style-name="P13" draw:layer="layout" draw:type="line" svg:x1="7.258cm" svg:y1="15.1cm" svg:x2="10.761cm" svg:y2="15.1cm" draw:start-shape="id71" draw:start-glue-point="1" draw:end-shape="id72" draw:end-glue-point="3" svg:d="M7258 15100h3503" svg:viewBox="0 0 3504 1">
          <text:p/>
        </draw:connector>
        <draw:connector draw:style-name="gr6" draw:text-style-name="P13" draw:layer="layout" draw:type="line" svg:x1="13.097cm" svg:y1="14.1cm" svg:x2="13.097cm" svg:y2="12.8cm" draw:start-shape="id72" draw:start-glue-point="0" svg:d="M13097 14100v-1300" svg:viewBox="0 0 1 1301">
          <text:p/>
        </draw:connector>
        <draw:custom-shape draw:style-name="gr53" draw:text-style-name="P44" xml:id="id73" draw:id="id73" draw:layer="layout" svg:width="4.47cm" svg:height="2cm" svg:x="10.862cm" svg:y="10.8cm">
          <text:p text:style-name="P18"><text:span text:style-name="T6">Determinação do </text:span></text:p>
          <text:p text:style-name="P18"><text:span text:style-name="T6">Tipo de 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44" xml:id="id72" draw:id="id72" draw:layer="layout" svg:width="4.673cm" svg:height="2cm" svg:x="10.761cm" svg:y="14.1cm">
          <text:p text:style-name="P18"><text:span text:style-name="T6">Duração das</text:span></text:p>
          <text:p text:style-name="P18"><text:span text:style-name="T6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3" xml:id="id74" draw:id="id74" draw:layer="layout" svg:width="4.673cm" svg:height="2cm" svg:x="10.761cm" svg:y="7.2cm">
          <text:p text:style-name="P31"><text:span text:style-name="T9">Planejamento de </text:span></text:p>
          <text:p text:style-name="P31"><text:span text:style-name="T9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13" draw:layer="layout" draw:type="line" svg:x1="13.097cm" svg:y1="10.8cm" svg:x2="13.097cm" svg:y2="9.2cm" draw:start-shape="id73" draw:start-glue-point="0" draw:end-shape="id74" draw:end-glue-point="2" svg:d="M13097 10800v-1600" svg:viewBox="0 0 1 1601">
          <text:p/>
        </draw:connector>
        <draw:custom-shape draw:style-name="gr55" draw:text-style-name="P35" xml:id="id75" draw:id="id75" draw:layer="layout" svg:width="4.47cm" svg:height="2cm" svg:x="8.627cm" svg:y="4cm">
          <text:p text:style-name="P34"><text:span text:style-name="T10">Estimativa dos </text:span></text:p>
          <text:p text:style-name="P34"><text:span text:style-name="T10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5" xml:id="id76" draw:id="id76" draw:layer="layout" svg:width="4.47cm" svg:height="2cm" svg:x="13.627cm" svg:y="4cm">
          <text:p text:style-name="P34"><text:span text:style-name="T10">Montagem da </text:span></text:p>
          <text:p text:style-name="P34"><text:span text:style-name="T10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13" draw:layer="layout" draw:type="line" svg:x1="13.097cm" svg:y1="7.2cm" svg:x2="10.862cm" svg:y2="6cm" draw:start-shape="id74" draw:start-glue-point="0" draw:end-shape="id75" draw:end-glue-point="2" svg:d="M13097 7200l-2235-1200" svg:viewBox="0 0 2236 1201">
          <text:p/>
        </draw:connector>
        <draw:connector draw:style-name="gr29" draw:text-style-name="P13" draw:layer="layout" draw:type="line" svg:x1="13.097cm" svg:y1="7.2cm" svg:x2="15.862cm" svg:y2="6cm" draw:start-shape="id74" draw:start-glue-point="0" draw:end-shape="id76" draw:end-glue-point="2" svg:d="M13097 7200l2765-1200" svg:viewBox="0 0 2766 1201">
          <text:p/>
        </draw:connector>
        <draw:custom-shape draw:style-name="gr57" draw:text-style-name="P35" xml:id="id77" draw:id="id77" draw:layer="layout" svg:width="4.673cm" svg:height="2cm" svg:x="20.124cm" svg:y="4.1cm">
          <text:p text:style-name="P34"><text:span text:style-name="T10">Alocação de </text:span></text:p>
          <text:p text:style-name="P34"><text:span text:style-name="T10">Recursos</text:span></text:p>
          <draw:enhanced-geometry svg:viewBox="0 0 21600 21600" draw:type="rectangle" draw:enhanced-path="M 0 0 L 21600 0 21600 21600 0 21600 0 0 Z N"/>
        </draw:custom-shape>
        <draw:custom-shape draw:style-name="gr58" draw:text-style-name="P45" xml:id="id78" draw:id="id78" draw:layer="layout" svg:width="4.565cm" svg:height="3.904cm" svg:x="20.197cm" svg:y="8.221cm">
          <text:p text:style-name="P12"><text:span text:style-name="T6">Definição de</text:span></text:p>
          <text:p text:style-name="P12"><text:span text:style-name="T6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3" draw:layer="layout" draw:type="line" svg:x1="22.46cm" svg:y1="6.1cm" svg:x2="22.48cm" svg:y2="8.221cm" draw:start-shape="id77" draw:start-glue-point="2" draw:end-shape="id78" draw:end-glue-point="4" svg:d="M22460 6100l20 2121" svg:viewBox="0 0 21 2122">
          <text:p/>
        </draw:connector>
        <draw:custom-shape draw:style-name="gr36" draw:text-style-name="P37" xml:id="id79" draw:id="id79" draw:layer="layout" svg:width="4.47cm" svg:height="2cm" svg:x="20.227cm" svg:y="14.1cm">
          <text:p text:style-name="P31"><text:span text:style-name="T9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13" draw:layer="layout" draw:type="line" svg:x1="22.48cm" svg:y1="12.125cm" svg:x2="22.462cm" svg:y2="14.1cm" draw:start-shape="id78" draw:start-glue-point="8" draw:end-shape="id79" draw:end-glue-point="0" svg:d="M22480 12125l-18 1975" svg:viewBox="0 0 19 1976">
          <text:p/>
        </draw:connector>
        <draw:connector draw:style-name="gr37" xml:id="id80" draw:id="id80" draw:layer="layout" svg:x1="10.862cm" svg:y1="4cm" svg:x2="15.862cm" svg:y2="4cm" draw:start-shape="id75" draw:start-glue-point="0" draw:end-shape="id76" draw:end-glue-point="0" svg:d="M10862 4000v-525h5000v525" svg:viewBox="0 0 5001 526">
          <text:p/>
        </draw:connector>
        <draw:connector draw:style-name="gr29" draw:text-style-name="P22" draw:layer="layout" draw:type="lines" draw:line-skew="0cm -0.575cm" svg:x1="13.362cm" svg:y1="3.475cm" svg:x2="22.46cm" svg:y2="4.1cm" draw:start-shape="id80" draw:start-glue-point="0" draw:end-shape="id77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40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Title2" presentation:presentation-page-layout-name="AL1T1" presentation:use-date-time-name="dtd1">
        <office:forms form:automatic-focus="false" form:apply-design-mode="false"/>
        <draw:custom-shape draw:style-name="gr21" draw:text-style-name="P24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6" draw:layer="layout" svg:width="4.2cm" svg:height="1.2cm" svg:x="3.3cm" svg:y="4.3cm">
          <text:p text:style-name="P25"><text:span text:style-name="T7">Definição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6" draw:layer="layout" svg:width="4.2cm" svg:height="1.2cm" svg:x="7.5cm" svg:y="4.3cm">
          <text:p text:style-name="P25"><text:span text:style-name="T7">Planejament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xml:id="id81" draw:id="id81" draw:layer="layout" svg:width="3.6cm" svg:height="1.904cm" svg:x="7.8cm" svg:y="5.796cm">
          <text:p text:style-name="P27">Planejamento<text:line-break/>de Recursos</text:p>
          <draw:enhanced-geometry svg:viewBox="0 0 21600 21600" draw:type="rectangle" draw:enhanced-path="M 0 0 L 21600 0 21600 21600 0 21600 0 0 Z N"/>
        </draw:custom-shape>
        <draw:custom-shape draw:style-name="gr23" draw:text-style-name="P28" xml:id="id82" draw:id="id82" draw:layer="layout" svg:width="3.6cm" svg:height="1.904cm" svg:x="7.8cm" svg:y="8.496cm">
          <text:p text:style-name="P27">Estimativa de<text:line-break/>Custos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9.6cm" svg:y1="7.7cm" svg:x2="9.6cm" svg:y2="8.496cm" draw:start-shape="id81" draw:start-glue-point="2" draw:end-shape="id82" draw:end-glue-point="0" svg:d="M9600 7700v796" svg:viewBox="0 0 1 797">
          <text:p/>
        </draw:connector>
        <draw:custom-shape draw:style-name="gr21" draw:text-style-name="P24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6" draw:layer="layout" svg:width="4.2cm" svg:height="1.2cm" svg:x="11.7cm" svg:y="4.3cm">
          <text:p text:style-name="P25"><text:span text:style-name="T7">Execução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6" draw:layer="layout" svg:width="4.2cm" svg:height="1.2cm" svg:x="15.9cm" svg:y="4.3cm">
          <text:p text:style-name="P25"><text:span text:style-name="T7">Controle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3.6cm" svg:height="1.904cm" svg:x="16.2cm" svg:y="6.196cm">
          <text:p text:style-name="P27">Controle<text:line-break/>de Custos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6" draw:layer="layout" svg:width="4.2cm" svg:height="1.2cm" svg:x="20.1cm" svg:y="4.3cm">
          <text:p text:style-name="P25"><text:span text:style-name="T7">Finalização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21cm" svg:height="1.2cm" svg:x="3.3cm" svg:y="2.9cm">
          <text:p text:style-name="P25"><text:span text:style-name="T7">GERENCIAMENTO DE CUSTOS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xml:id="id83" draw:id="id83" draw:layer="layout" svg:width="3.6cm" svg:height="1.904cm" svg:x="7.8cm" svg:y="11.196cm">
          <text:p text:style-name="P27">Orçamentação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9.6cm" svg:y1="10.4cm" svg:x2="9.6cm" svg:y2="11.196cm" draw:start-shape="id82" draw:start-glue-point="2" draw:end-shape="id83" draw:end-glue-point="0" svg:d="M9600 104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41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terminação quais e quantos recursos serão utilizados</text:p>
              </text:list-item>
              <text:list-item>
                <text:p>recursos: pessoas, equipamentos e materiais</text:p>
              </text:list-item>
              <text:list-item>
                <text:p>produto: alocação de recursos às atividades da EAP (WBS)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7.2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3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Estimativa de Custo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Estimativas de custos dos recursos do projeto</text:p>
              </text:list-item>
              <text:list-item>
                <text:p>Identificar e considerar alternativas de custos</text:p>
              </text:list-item>
              <text:list-item>
                <text:p>para uma estimativa de custos mais precisa</text:p>
              </text:list-item>
              <text:list-item>
                <text:p>Produto: custo de cada elemento da EAP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4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Estimativa de Custo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7.2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5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Orçamentaçã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alocação das estimativas de custos a cada item da EAP</text:p>
              </text:list-item>
              <text:list-item>
                <text:p>estabelecimento de uma linha base de custos para medição de desempenho</text:p>
              </text:list-item>
              <text:list-item>
                <text:p>produto: fluxo de caixa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6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Orçamentaçã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7.4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7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Controle de Custo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avaliação de fatores que criam mudanças nos prazos</text:p>
              </text:list-item>
              <text:list-item>
                <text:p>garantir que as mudanças sejam benéficas </text:p>
              </text:list-item>
              <text:list-item>
                <text:p>baseia-se no plano de gerenciamento de custos</text:p>
              </text:list-item>
              <text:list-item>
                <text:p>procedimentos nos quais o prazos podem ser modificados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8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Controle de Custo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7.5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9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Gerenciamento de Custos no Microsoft Project</text:p>
          </draw:text-box>
        </draw:frame>
        <draw:custom-shape draw:style-name="gr49" draw:text-style-name="P39" xml:id="id84" draw:id="id84" draw:layer="layout" svg:width="4.6cm" svg:height="2.009cm" svg:x="2.723cm" svg:y="3.9cm">
          <text:p text:style-name="P31"><text:span text:style-name="T9">Planejamento </text:span></text:p>
          <text:p text:style-name="P31"><text:span text:style-name="T9">de Escopo </text:span></text:p>
          <draw:enhanced-geometry svg:viewBox="0 0 21600 21600" draw:type="rectangle" draw:enhanced-path="M 0 0 L 21600 0 21600 21600 0 21600 0 0 Z N"/>
        </draw:custom-shape>
        <draw:custom-shape draw:style-name="gr50" draw:text-style-name="P43" xml:id="id85" draw:id="id85" draw:layer="layout" svg:width="4.47cm" svg:height="2cm" svg:x="2.788cm" svg:y="7.323cm">
          <text:p text:style-name="P31"><text:span text:style-name="T9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46" xml:id="id86" draw:id="id86" draw:layer="layout" svg:width="4.409cm" svg:height="2cm" svg:x="2.819cm" svg:y="10.736cm">
          <text:p text:style-name="P34"><text:span text:style-name="T10">Definição de </text:span></text:p>
          <text:p text:style-name="P34"><text:span text:style-name="T10">Atividades</text:span></text:p>
          <draw:enhanced-geometry svg:viewBox="0 0 21600 21600" draw:type="rectangle" draw:enhanced-path="M 0 0 L 21600 0 21600 21600 0 21600 0 0 Z N"/>
        </draw:custom-shape>
        <draw:custom-shape draw:style-name="gr60" draw:text-style-name="P46" xml:id="id87" draw:id="id87" draw:layer="layout" svg:width="4.47cm" svg:height="2cm" svg:x="2.788cm" svg:y="14.1cm">
          <text:p text:style-name="P34"><text:span text:style-name="T10">Sequenciamento </text:span></text:p>
          <text:p text:style-name="P34"><text:span text:style-name="T10">das </text:span></text:p>
          <text:p text:style-name="P34"><text:span text:style-name="T10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42" draw:layer="layout" draw:type="line" svg:x1="5.023cm" svg:y1="5.909cm" svg:x2="5.023cm" svg:y2="7.323cm" draw:start-shape="id84" draw:start-glue-point="2" draw:end-shape="id85" draw:end-glue-point="0" svg:d="M5023 5909v1414" svg:viewBox="0 0 1 1415">
          <text:p/>
        </draw:connector>
        <draw:connector draw:style-name="gr29" draw:text-style-name="P13" draw:layer="layout" draw:type="line" svg:x1="5.023cm" svg:y1="9.323cm" svg:x2="5.023cm" svg:y2="10.736cm" draw:start-shape="id85" draw:start-glue-point="2" draw:end-shape="id86" draw:end-glue-point="0" svg:d="M5023 9323v1413" svg:viewBox="0 0 1 1414">
          <text:p/>
        </draw:connector>
        <draw:connector draw:style-name="gr29" draw:text-style-name="P13" draw:layer="layout" draw:type="line" svg:x1="5.023cm" svg:y1="12.736cm" svg:x2="5.023cm" svg:y2="14.1cm" draw:start-shape="id86" draw:start-glue-point="2" draw:end-shape="id87" draw:end-glue-point="0" svg:d="M5023 12736v1364" svg:viewBox="0 0 1 1365">
          <text:p/>
        </draw:connector>
        <draw:connector draw:style-name="gr29" draw:text-style-name="P13" draw:layer="layout" draw:type="line" svg:x1="7.258cm" svg:y1="15.1cm" svg:x2="10.761cm" svg:y2="15.1cm" draw:start-shape="id87" draw:start-glue-point="1" draw:end-shape="id88" draw:end-glue-point="3" svg:d="M7258 15100h3503" svg:viewBox="0 0 3504 1">
          <text:p/>
        </draw:connector>
        <draw:connector draw:style-name="gr29" draw:text-style-name="P13" draw:layer="layout" draw:type="line" svg:x1="13.097cm" svg:y1="14.1cm" svg:x2="13.097cm" svg:y2="12.8cm" draw:start-shape="id88" draw:start-glue-point="0" svg:d="M13097 14100v-1300" svg:viewBox="0 0 1 1301">
          <text:p/>
        </draw:connector>
        <draw:custom-shape draw:style-name="gr61" draw:text-style-name="P46" xml:id="id89" draw:id="id89" draw:layer="layout" svg:width="4.47cm" svg:height="2cm" svg:x="10.862cm" svg:y="10.8cm">
          <text:p text:style-name="P34"><text:span text:style-name="T10">Determinação do Tipo de Ativid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46" xml:id="id88" draw:id="id88" draw:layer="layout" svg:width="4.673cm" svg:height="2cm" svg:x="10.761cm" svg:y="14.1cm">
          <text:p text:style-name="P34"><text:span text:style-name="T10">Duração das</text:span></text:p>
          <text:p text:style-name="P34"><text:span text:style-name="T10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47" xml:id="id90" draw:id="id90" draw:layer="layout" svg:width="4.673cm" svg:height="2cm" svg:x="10.761cm" svg:y="7.2cm">
          <text:p text:style-name="P8"><text:span text:style-name="T5">Planejamento de </text:span></text:p>
          <text:p text:style-name="P8"><text:span text:style-name="T5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13" draw:layer="layout" draw:type="line" svg:x1="13.097cm" svg:y1="10.8cm" svg:x2="13.097cm" svg:y2="9.2cm" draw:start-shape="id89" draw:start-glue-point="0" draw:end-shape="id90" draw:end-glue-point="2" svg:d="M13097 10800v-1600" svg:viewBox="0 0 1 1601">
          <text:p/>
        </draw:connector>
        <draw:custom-shape draw:style-name="gr64" draw:text-style-name="P48" xml:id="id91" draw:id="id91" draw:layer="layout" svg:width="4.47cm" svg:height="2cm" svg:x="8.127cm" svg:y="4cm">
          <text:p text:style-name="P18"><text:span text:style-name="T6">Estimativa dos </text:span></text:p>
          <text:p text:style-name="P18"><text:span text:style-name="T6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48" xml:id="id92" draw:id="id92" draw:layer="layout" svg:width="4.47cm" svg:height="2cm" svg:x="13.427cm" svg:y="4cm">
          <text:p text:style-name="P18"><text:span text:style-name="T6">Montagem da </text:span></text:p>
          <text:p text:style-name="P18"><text:span text:style-name="T6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3" draw:layer="layout" draw:type="line" svg:x1="13.097cm" svg:y1="7.2cm" svg:x2="10.362cm" svg:y2="6cm" draw:start-shape="id90" draw:start-glue-point="0" draw:end-shape="id91" draw:end-glue-point="2" svg:d="M13097 7200l-2735-1200" svg:viewBox="0 0 2736 1201">
          <text:p/>
        </draw:connector>
        <draw:connector draw:style-name="gr6" draw:text-style-name="P13" draw:layer="layout" draw:type="line" svg:x1="13.097cm" svg:y1="7.2cm" svg:x2="15.662cm" svg:y2="6cm" draw:start-shape="id90" draw:start-glue-point="0" draw:end-shape="id92" draw:end-glue-point="2" svg:d="M13097 7200l2565-1200" svg:viewBox="0 0 2566 1201">
          <text:p/>
        </draw:connector>
        <draw:custom-shape draw:style-name="gr66" draw:text-style-name="P48" xml:id="id93" draw:id="id93" draw:layer="layout" svg:width="4.673cm" svg:height="2cm" svg:x="20.124cm" svg:y="4.1cm">
          <text:p text:style-name="P18"><text:span text:style-name="T6">Alocação de </text:span></text:p>
          <text:p text:style-name="P18"><text:span text:style-name="T6">Recursos</text:span></text:p>
          <draw:enhanced-geometry svg:viewBox="0 0 21600 21600" draw:type="rectangle" draw:enhanced-path="M 0 0 L 21600 0 21600 21600 0 21600 0 0 Z N"/>
        </draw:custom-shape>
        <draw:custom-shape draw:style-name="gr67" draw:text-style-name="P49" xml:id="id94" draw:id="id94" draw:layer="layout" svg:width="4.565cm" svg:height="3.904cm" svg:x="20.197cm" svg:y="8.221cm">
          <text:p text:style-name="P18"><text:span text:style-name="T6">Definição de</text:span></text:p>
          <text:p text:style-name="P18"><text:span text:style-name="T6">Cronogra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3" draw:layer="layout" draw:type="line" svg:x1="22.46cm" svg:y1="6.1cm" svg:x2="22.48cm" svg:y2="8.221cm" draw:start-shape="id93" draw:start-glue-point="2" draw:end-shape="id94" draw:end-glue-point="4" svg:d="M22460 6100l20 2121" svg:viewBox="0 0 21 2122">
          <text:p/>
        </draw:connector>
        <draw:custom-shape draw:style-name="gr36" draw:text-style-name="P37" xml:id="id95" draw:id="id95" draw:layer="layout" svg:width="4.47cm" svg:height="2cm" svg:x="20.227cm" svg:y="14.1cm">
          <text:p text:style-name="P31"><text:span text:style-name="T9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13" draw:layer="layout" draw:type="line" svg:x1="22.48cm" svg:y1="12.125cm" svg:x2="22.462cm" svg:y2="14.1cm" draw:start-shape="id94" draw:start-glue-point="8" draw:end-shape="id95" draw:end-glue-point="0" svg:d="M22480 12125l-18 1975" svg:viewBox="0 0 19 1976">
          <text:p/>
        </draw:connector>
        <draw:connector draw:style-name="gr20" xml:id="id96" draw:id="id96" draw:layer="layout" svg:x1="10.362cm" svg:y1="4cm" svg:x2="15.662cm" svg:y2="4cm" draw:start-shape="id91" draw:start-glue-point="0" draw:end-shape="id92" draw:end-glue-point="0" svg:d="M10362 4000v-550h5300v550" svg:viewBox="0 0 5301 551">
          <text:p/>
        </draw:connector>
        <draw:connector draw:style-name="gr6" draw:text-style-name="P22" draw:layer="layout" draw:type="lines" draw:line-skew="0cm -0.575cm" svg:x1="13.012cm" svg:y1="3.45cm" svg:x2="22.46cm" svg:y2="4.1cm" draw:start-shape="id96" draw:start-glue-point="0" draw:end-shape="id93" draw:end-glue-point="0" svg:d="M13012 3450v-525l9448 50v1125" svg:viewBox="0 0 9449 1176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50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Title2" presentation:presentation-page-layout-name="AL1T1" presentation:use-date-time-name="dtd1">
        <office:forms form:automatic-focus="false" form:apply-design-mode="false"/>
        <draw:frame presentation:style-name="pr7" draw:text-style-name="P5" draw:layer="layout" svg:width="24.767cm" svg:height="1.355cm" svg:x="1.376cm" svg:y="0.703cm" presentation:class="title">
          <draw:text-box>
            <text:p>LEITURA RECOMENDADA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<text:span text:style-name="T11">BALTZAN, Paige. Sistemas de informação. Porto Alegre. </text:span><text:span text:style-name="T11">Bookman. (Capítulos 2, 6 e 9)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1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lbertus (W1)" svg:font-family="'Albertus (W1)'" style:font-pitch="variable"/>
    <style:font-face style:name="Cantarell4" svg:font-family="Cantarell" style:font-pitch="variable"/>
    <style:font-face style:name="Cantarell2" svg:font-family="Cantarell" style:font-adornments="Bold" style:font-pitch="variable"/>
    <style:font-face style:name="Cantarell Light" svg:font-family="'Cantarell Light'" style:font-pitch="variable"/>
    <style:font-face style:name="Cantarell Light3" svg:font-family="'Cantarell Light'" style:font-adornments="Light" style:font-pitch="variable"/>
    <style:font-face style:name="Albertus (W1)1" svg:font-family="'Albertus (W1)'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antarell Light1" svg:font-family="'Cantarell Light'" style:font-family-generic="roman" style:font-pitch="variable"/>
    <style:font-face style:name="Cantarell Light2" svg:font-family="'Cantarell Light'" style:font-adornments="Light" style:font-family-generic="roman" style:font-pitch="variable"/>
    <style:font-face style:name="Gill Sans MT1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Tw Cen MT1" svg:font-family="'Tw Cen MT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ntarell3" svg:font-family="Cantarell" style:font-adornments="Bold" style:font-family-generic="swiss" style:font-pitch="variable"/>
    <style:font-face style:name="Gill Sans MT" svg:font-family="'Gill Sans MT'" style:font-family-generic="swiss" style:font-pitch="variable"/>
    <style:font-face style:name="Liberation Serif1" svg:font-family="'Liberation Serif'" style:font-family-generic="swiss" style:font-pitch="variable"/>
    <style:font-face style:name="Noto Sans CJK HK DemiLight" svg:font-family="'Noto Sans CJK HK DemiLight'" style:font-family-generic="swiss" style:font-pitch="variable"/>
    <style:font-face style:name="Noto Sans CJK HK DemiLight1" svg:font-family="'Noto Sans CJK HK DemiLight'" style:font-adornments="Bold" style:font-family-generic="swiss" style:font-pitch="variable"/>
    <style:font-face style:name="Tw Cen MT" svg:font-family="'Tw Cen MT'" style:font-family-generic="swiss" style:font-pitch="variable"/>
    <style:font-face style:name="Tw Cen MT2" svg:font-family="'Tw Cen MT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2="1" draw:dots2-length="0.105cm" draw:distance="0.079cm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696969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96969" style:text-outline="false" style:text-line-through-style="none" style:text-line-through-type="none" style:text-position="0% 100%" style:font-name="Cantarell2" fo:font-family="Cantarell" style:font-style-name="Bold" style:font-pitch="variable" fo:font-size="14pt" fo:font-style="normal" fo:text-shadow="none" style:text-underline-style="none" fo:font-weight="bold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bullet text:level="1" text:bullet-char="#">
            <style:list-level-properties text:space-before="0.2cm" text:min-label-width="0.78cm"/>
            <style:text-properties fo:font-family="'Cantarell Light'" style:font-style-name="Light" fo:color="#ff00ff" fo:font-size="90%"/>
          </text:list-level-style-bullet>
          <text:list-level-style-bullet text:level="2" text:bullet-char="">
            <style:list-level-properties text:space-before="1.018cm" text:min-label-width="0.754cm"/>
            <style:text-properties fo:font-family="'monofur for Powerline'" style:font-style-name="Regular" fo:color="#6495ed" fo:font-size="60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text-transform="lowercase" fo:color="#000000" style:text-outline="false" style:text-line-through-style="none" style:text-line-through-type="none" style:text-position="0% 100%" style:font-name="Cantarell Light" fo:font-family="'Cantarell Light'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 fo:hyphenate="false"/>
    </style:style>
    <style:style style:name="Title2-outline2" style:family="presentation" style:parent-style-name="Title2-outline1">
      <style:paragraph-properties fo:margin-left="0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text-transform="lowercase" fo:color="#000000" style:text-line-through-style="none" style:text-line-through-type="none" style:text-position="0% 100%" style:font-name="Cantarell Light" fo:font-family="'Cantarell Light'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 fo:hyphenate="fals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Cantarell Light" fo:font-family="'Cantarell Light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Cantarell Light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495ed" style:text-outline="false" style:text-line-through-style="none" style:text-line-through-type="none" style:text-position="0% 100%" style:font-name="Cantarell4" fo:font-family="Cantarell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 style:shrink-to-fit="true">
        <text:list-style style:name="Title3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 style:shrink-to-fit="true">
        <text:list-style style:name="Title4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 style:shrink-to-fit="true">
        <text:list-style style:name="Title5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 style:shrink-to-fit="true">
        <text:list-style style:name="Title6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 style:shrink-to-fit="true">
        <text:list-style style:name="Title7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 style:shrink-to-fit="true">
        <text:list-style style:name="Title8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 style:shrink-to-fit="true">
        <text:list-style style:name="Title9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ntarell Light3" fo:font-family="'Cantarell Light'" style:font-style-name="Light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Cantarell Light3" fo:font-family="'Cantarell Light'" style:font-style-name="Light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Cantarell Light3" fo:font-family="'Cantarell Light'" style:font-style-name="Light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Cantarell Light3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3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3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3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Cantarell4" fo:font-family="Cantarell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_5f_-background" style:display-name="Title1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_5f_-backgroundobjects" style:display-name="Title1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_5f_-notes" style:display-name="Title1_-notes" style:family="presentation">
      <style:graphic-properties draw:stroke="none" draw:fill="none">
        <text:list-style style:name="Title1_5f_-notes" style:display-name="Title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_5f_-outline1" style:display-name="Title1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_5f_-outline1" style:display-name="Title1_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_5f_-outline2" style:display-name="Title1_-outline2" style:family="presentation" style:parent-style-name="Title1_5f_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style:text-line-through-style="none" style:text-line-through-type="none" style:text-position="0% 100%" style:font-name="Gill Sans MT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_5f_-outline3" style:display-name="Title1_-outline3" style:family="presentation" style:parent-style-name="Title1_5f_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4" style:display-name="Title1_-outline4" style:family="presentation" style:parent-style-name="Title1_5f_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-outline5" style:display-name="Title1_-outline5" style:family="presentation" style:parent-style-name="Title1_5f_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6" style:display-name="Title1_-outline6" style:family="presentation" style:parent-style-name="Title1_5f_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7" style:display-name="Title1_-outline7" style:family="presentation" style:parent-style-name="Title1_5f_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8" style:display-name="Title1_-outline8" style:family="presentation" style:parent-style-name="Title1_5f_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9" style:display-name="Title1_-outline9" style:family="presentation" style:parent-style-name="Title1_5f_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subtitle" style:display-name="Title1_-subtitle" style:family="presentation">
      <style:graphic-properties draw:stroke="none" draw:fill="none" draw:textarea-vertical-align="middle">
        <text:list-style style:name="Title1_5f_-subtitle" style:display-name="Title1_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_5f_-title" style:display-name="Title1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_5f_-title" style:display-name="Title1_-title">
          <text:list-level-style-number text:level="1" style:num-format="">
            <style:list-level-properties/>
            <style:text-properties fo:color="#4646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64653" style:text-outline="false" style:text-line-through-style="none" style:text-line-through-type="none" style:text-position="0% 100%" style:font-name="Bookman Old Style" fo:font-family="'Bookman Old Style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_5f_-background" style:display-name="Title3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_5f_-backgroundobjects" style:display-name="Title3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-notes" style:display-name="Title3_-notes" style:family="presentation">
      <style:graphic-properties draw:stroke="none" draw:fill="none">
        <text:list-style style:name="Title3_5f_-notes" style:display-name="Title3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_5f_-outline1" style:display-name="Title3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3_5f_-outline1" style:display-name="Title3_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_5f_-outline2" style:display-name="Title3_-outline2" style:family="presentation" style:parent-style-name="Title3_5f_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style:text-line-through-style="none" style:text-line-through-type="none" style:text-position="0% 100%" style:font-name="Gill Sans MT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_5f_-outline3" style:display-name="Title3_-outline3" style:family="presentation" style:parent-style-name="Title3_5f_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_5f_-outline4" style:display-name="Title3_-outline4" style:family="presentation" style:parent-style-name="Title3_5f_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-outline5" style:display-name="Title3_-outline5" style:family="presentation" style:parent-style-name="Title3_5f_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6" style:display-name="Title3_-outline6" style:family="presentation" style:parent-style-name="Title3_5f_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7" style:display-name="Title3_-outline7" style:family="presentation" style:parent-style-name="Title3_5f_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8" style:display-name="Title3_-outline8" style:family="presentation" style:parent-style-name="Title3_5f_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9" style:display-name="Title3_-outline9" style:family="presentation" style:parent-style-name="Title3_5f_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subtitle" style:display-name="Title3_-subtitle" style:family="presentation">
      <style:graphic-properties draw:stroke="none" draw:fill="none" draw:textarea-vertical-align="middle">
        <text:list-style style:name="Title3_5f_-subtitle" style:display-name="Title3_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_5f_-title" style:display-name="Title3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3_5f_-title" style:display-name="Title3_-title">
          <text:list-level-style-number text:level="1" style:num-format="">
            <style:list-level-properties/>
            <style:text-properties fo:color="#4646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64653" style:text-outline="false" style:text-line-through-style="none" style:text-line-through-type="none" style:text-position="0% 100%" style:font-name="Bookman Old Style" fo:font-family="'Bookman Old Style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6" style:family="graphic" style:parent-style-name="standard" style:list-style-name="ML10">
      <style:graphic-properties draw:stroke="none" draw:fill="solid" draw:fill-color="#669999" draw:textarea-horizontal-align="justify" draw:textarea-vertical-align="middle" draw:auto-grow-height="false" fo:min-height="1.396cm" fo:min-width="2.945cm" fo:padding-top="0.127cm" fo:padding-bottom="0.127cm" fo:padding-left="0.254cm" fo:padding-right="0.254cm" fo:wrap-option="wrap" draw:shadow-color="#808080"/>
      <style:paragraph-properties style:writing-mode="lr-tb"/>
    </style:style>
    <style:style style:name="Mgr7" style:family="graphic" style:parent-style-name="standard" style:list-style-name="ML3">
      <style:graphic-properties draw:stroke="none" draw:fill="solid" draw:fill-color="#0099cc" draw:textarea-horizontal-align="justify" draw:textarea-vertical-align="middle" draw:auto-grow-height="false" fo:min-height="1.333cm" fo:min-width="12.523cm" fo:padding-top="0.127cm" fo:padding-bottom="0.127cm" fo:padding-left="0.254cm" fo:padding-right="0.254cm" fo:wrap-option="wrap" draw:shadow-color="#808080"/>
      <style:paragraph-properties style:writing-mode="lr-tb"/>
    </style:style>
    <style:style style:name="Mgr8" style:family="graphic" style:parent-style-name="standard" style:list-style-name="ML11">
      <style:graphic-properties draw:stroke="none" draw:fill="solid" draw:fill-color="#ffcc33" draw:textarea-horizontal-align="justify" draw:textarea-vertical-align="middle" draw:auto-grow-height="false" fo:min-height="1.364cm" fo:min-width="5.794cm" fo:padding-top="0.127cm" fo:padding-bottom="0.127cm" fo:padding-left="0.254cm" fo:padding-right="0.254cm" fo:wrap-option="wrap" draw:shadow-color="#808080"/>
      <style:paragraph-properties style:writing-mode="lr-tb"/>
    </style:style>
    <style:style style:name="Mgr9" style:family="graphic" style:parent-style-name="standard" style:list-style-name="ML11">
      <style:graphic-properties draw:stroke="none" draw:fill="solid" draw:fill-color="#cd6666" draw:textarea-horizontal-align="justify" draw:textarea-vertical-align="middle" draw:auto-grow-height="false" fo:min-height="1.364cm" fo:min-width="4.008cm" fo:padding-top="0.127cm" fo:padding-bottom="0.127cm" fo:padding-left="0.254cm" fo:padding-right="0.254cm" fo:wrap-option="wrap" draw:shadow-color="#808080"/>
      <style:paragraph-properties style:writing-mode="lr-tb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0.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12">
      <style:graphic-properties draw:stroke="none" draw:fill="none" draw:fill-color="#ffffff" draw:textarea-horizontal-align="justify" draw:textarea-vertical-align="middle" draw:auto-grow-height="false" fo:min-height="1.016cm" fo:min-width="14.856cm" fo:padding-top="0.127cm" fo:padding-bottom="0.127cm" fo:padding-left="0.254cm" fo:padding-right="0.254cm" fo:wrap-option="wrap" draw:shadow="visible" draw:shadow-offset-x="-0.071cm" draw:shadow-offset-y="0.035cm" draw:shadow-color="#000000"/>
      <style:paragraph-properties style:writing-mode="lr-tb"/>
    </style:style>
    <style:style style:name="Mgr12" style:family="graphic" style:parent-style-name="standard" style:list-style-name="ML6">
      <style:graphic-properties draw:stroke="none" draw:fill="none" draw:fill-color="#ffffff" draw:textarea-horizontal-align="justify" draw:textarea-vertical-align="top" draw:auto-grow-height="false" draw:auto-grow-width="false" fo:min-height="0.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>
      <style:graphic-properties draw:stroke="none" draw:fill="none" draw:fill-color="#ffffff" draw:auto-grow-width="true" fo:min-height="1.017cm" fo:min-width="3.55cm"/>
      <style:paragraph-properties style:writing-mode="lr-tb"/>
    </style:style>
    <style:style style:name="Mgr15" style:family="graphic" style:parent-style-name="standard" style:list-style-name="ML12">
      <style:graphic-properties draw:stroke="solid" svg:stroke-width="0.018cm" svg:stroke-color="#727ca3" draw:stroke-linejoin="miter" svg:stroke-linecap="round" draw:fill="none" draw:fill-color="#ffffff" draw:textarea-horizontal-align="justify" draw:textarea-vertical-align="middle" draw:auto-grow-height="false" fo:min-height="3.294cm" fo:min-width="21.516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 style:list-style-name="ML12">
      <style:graphic-properties draw:stroke="solid" svg:stroke-width="0.018cm" svg:stroke-color="#9fb8cd" draw:stroke-linejoin="miter" svg:stroke-linecap="round" draw:fill="none" draw:fill-color="#ffffff" draw:textarea-horizontal-align="justify" draw:textarea-vertical-align="middle" draw:auto-grow-height="false" fo:min-height="1.645cm" fo:min-width="21.516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 style:list-style-name="ML12">
      <style:graphic-properties draw:stroke="none" draw:fill="solid" draw:fill-color="#727ca3" draw:textarea-horizontal-align="justify" draw:textarea-vertical-align="middle" draw:auto-grow-height="false" fo:min-height="3.294cm" fo:min-width="0.188cm" fo:padding-top="0.13cm" fo:padding-bottom="0.13cm" fo:padding-left="0.25cm" fo:padding-right="0.25cm" fo:wrap-option="wrap" draw:shadow-color="#808080"/>
      <style:paragraph-properties style:writing-mode="lr-tb"/>
    </style:style>
    <style:style style:name="Mgr18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1.645cm" fo:min-width="0.188cm" fo:padding-top="0.13cm" fo:padding-bottom="0.13cm" fo:padding-left="0.25cm" fo:padding-right="0.25cm" fo:wrap-option="wrap" draw:shadow-color="#808080"/>
      <style:paragraph-properties style:writing-mode="lr-tb"/>
    </style:style>
    <style:style style:name="Mgr19" style:family="graphic" style:parent-style-name="standard">
      <style:graphic-properties draw:stroke="dash" draw:stroke-dash="Dashed_20__28_var_29__20_4" svg:stroke-width="0.026cm" svg:stroke-color="#9fb8c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2-title">
      <style:graphic-properties draw:auto-grow-height="false" fo:min-height="3.181cm"/>
      <style:paragraph-properties style:writing-mode="lr-tb"/>
    </style:style>
    <style:style style:name="Mpr4" style:family="presentation" style:parent-style-name="Title2-outline1">
      <style:graphic-properties fo:min-height="11.049cm"/>
      <style:paragraph-properties style:writing-mode="lr-tb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0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3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4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5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6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7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8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9" style:family="presentation" style:parent-style-name="Title9-title">
      <style:graphic-properties draw:auto-grow-height="false" fo:min-height="3.181cm"/>
      <style:paragraph-properties style:writing-mode="lr-tb"/>
    </style:style>
    <style:style style:name="Mpr20" style:family="presentation" style:parent-style-name="Title9-outline1">
      <style:graphic-properties fo:min-height="11.049cm"/>
      <style:paragraph-properties style:writing-mode="lr-tb"/>
    </style:style>
    <style:style style:name="Mpr21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2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3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4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5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6" style:family="presentation" style:parent-style-name="Title1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7" style:family="presentation" style:parent-style-name="Title1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8" style:family="presentation" style:parent-style-name="Title1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9" style:family="presentation" style:parent-style-name="Title1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0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1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2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3" style:family="presentation" style:parent-style-name="Title3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4" style:family="presentation" style:parent-style-name="Title3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5" style:family="presentation" style:parent-style-name="Title3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6" style:family="presentation" style:parent-style-name="Title3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66999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margin-top="0.246cm" fo:margin-bottom="0cm" fo:line-height="100%" fo:text-align="end" fo:text-indent="0cm" style:punctuation-wrap="hanging" style:line-break="strict" style:writing-mode="lr-tb"/>
    </style:style>
    <style:style style:name="MP9" style:family="paragraph">
      <loext:graphic-properties draw:fill="solid" draw:fill-color="#0099cc"/>
      <style:paragraph-properties fo:margin-left="0cm" fo:margin-right="0cm" fo:margin-top="0.246cm" fo:margin-bottom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cc33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MP11" style:family="paragraph">
      <loext:graphic-properties draw:fill="solid" draw:fill-color="#cd6666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MP12" style:family="paragraph">
      <style:paragraph-properties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/>
    </style:style>
    <style:style style:name="MP15" style:family="paragraph">
      <loext:graphic-properties draw:fill="solid" draw:fill-color="#727ca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6" style:family="paragraph">
      <loext:graphic-properties draw:fill="solid" draw:fill-color="#9fb8c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6pt" fo:language="en" fo:country="US" style:font-size-asian="6pt" style:language-asian="en" style:country-asian="US" style:font-size-complex="6pt" style:language-complex="en" style:country-complex="US"/>
    </style:style>
    <style:style style:name="MT3" style:family="text">
      <style:text-properties fo:font-size="6pt" fo:language="en" fo:country="US" style:font-name-asian="Times New Roman" style:font-size-asian="6pt" style:language-asian="en" style:country-asian="US" style:font-name-complex="Times New Roman" style:font-size-complex="6pt" style:language-complex="en" style:country-complex="US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color="#ffffff" style:font-name="Tw Cen MT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MT6" style:family="text">
      <style:text-properties fo:language="en" fo:country="US" style:language-asian="en" style:country-asian="US" style:language-complex="en" style:country-complex="US"/>
    </style:style>
    <style:style style:name="MT7" style:family="text">
      <style:text-properties fo:font-size="36pt" style:font-size-asian="36pt" style:font-size-complex="36pt"/>
    </style:style>
    <style:style style:name="MT8" style:family="text">
      <style:text-properties fo:font-size="32pt" style:font-size-asian="32pt" style:font-size-complex="32pt"/>
    </style:style>
    <style:style style:name="MT9" style:family="text">
      <style:text-properties fo:font-size="24pt" style:font-size-asian="24pt" style:font-size-complex="24pt"/>
    </style:style>
    <style:style style:name="MT10" style:family="text">
      <style:text-properties fo:color="#669999" fo:font-size="16pt" fo:language="en" fo:country="US" style:font-size-asian="16pt" style:language-asian="en" style:country-asian="US" style:font-size-complex="16pt" style:language-complex="en" style:country-complex="US"/>
    </style:style>
    <style:style style:name="MT11" style:family="text">
      <style:text-properties fo:color="#000000" fo:font-size="6pt" fo:language="en" fo:country="US" fo:font-weight="bold" style:font-size-asian="6pt" style:language-asian="en" style:country-asian="US" style:font-weight-asian="bold" style:font-size-complex="6pt" style:language-complex="en" style:country-complex="US" style:font-weight-complex="bold"/>
    </style:style>
    <style:style style:name="MT12" style:family="text">
      <style:text-properties fo:color="#000000" fo:font-size="6pt" fo:language="en" fo:country="US" fo:font-weight="bold" style:font-name-asian="Times New Roman" style:font-size-asian="6pt" style:language-asian="en" style:country-asian="US" style:font-weight-asian="bold" style:font-name-complex="Times New Roman" style:font-size-complex="6pt" style:language-complex="en" style:country-complex="US" style:font-weight-complex="bold"/>
    </style:style>
    <style:style style:name="MT13" style:family="text">
      <style:text-properties fo:font-size="26pt" style:font-size-asian="26pt" style:font-size-complex="26pt"/>
    </style:style>
    <style:style style:name="MT14" style:family="text">
      <style:text-properties fo:color="#464653" style:font-name="Gill Sans MT" fo:font-size="14pt" fo:language="pt" fo:country="BR" style:font-size-asian="14pt" style:language-asian="pt" style:country-asian="BR" style:font-size-complex="14pt" style:language-complex="pt" style:country-complex="BR"/>
    </style:style>
    <style:style style:name="MT15" style:family="text">
      <style:text-properties fo:color="#000000" style:font-name="Calibri" fo:font-size="12pt" fo:language="pt" fo:country="BR" style:font-size-asian="12pt" style:language-asian="pt" style:country-asian="BR" style:font-size-complex="12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dd8047" fo:font-size="6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4">
      <text:list-level-style-number text:level="1" style:num-format="">
        <style:list-level-properties/>
        <style:text-properties fo:color="#0099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#">
        <style:list-level-properties text:space-before="0.2cm" text:min-label-width="0.78cm"/>
        <style:text-properties fo:font-family="'Cantarell Light'" style:font-style-name="Light" fo:color="#ff00ff" fo:font-size="90%"/>
      </text:list-level-style-bullet>
      <text:list-level-style-bullet text:level="2" text:bullet-char="">
        <style:list-level-properties text:space-before="1.018cm" text:min-label-width="0.754cm"/>
        <style:text-properties fo:font-family="'monofur for Powerline'" style:font-style-name="Regular" fo:color="#6495ed" fo:font-size="60%"/>
      </text:list-level-style-bullet>
      <text:list-level-style-bullet text:level="3" text:bullet-char="o">
        <style:list-level-properties text:space-before="1.905cm" text:min-label-width="0.63cm"/>
        <style:text-properties fo:font-family="'Courier New'" style:font-family-generic="modern" style:font-pitch="fixed" fo:color="#dd8047" fo:font-size="75%"/>
      </text:list-level-style-bullet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ML6">
      <text:list-level-style-number text:level="1" style:num-format="">
        <style:list-level-properties/>
        <style:text-properties fo:color="#669999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8">
      <text:list-level-style-bullet text:level="1" text:bullet-char="•">
        <style:list-level-properties text:min-label-width="0.63cm"/>
        <style:text-properties style:font-name="Arial1" fo:color="#669999" fo:font-size="85%"/>
      </text:list-level-style-bullet>
      <text:list-level-style-bullet text:level="2" text:bullet-char="">
        <style:list-level-properties text:space-before="1.018cm" text:min-label-width="0.754cm"/>
        <style:text-properties fo:font-family="Wingdings" style:font-pitch="variable" style:font-charset="x-symbol" fo:color="#0099cc" fo:font-size="85%"/>
      </text:list-level-style-bullet>
      <text:list-level-style-bullet text:level="3" text:bullet-char="o">
        <style:list-level-properties text:space-before="1.905cm" text:min-label-width="0.63cm"/>
        <style:text-properties fo:font-family="'Courier New'" style:font-family-generic="modern" style:font-pitch="fixed" fo:color="#dd8047" fo:font-size="75%"/>
      </text:list-level-style-bullet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ML9">
      <text:list-level-style-number text:level="1" style:num-format="">
        <style:list-level-properties/>
        <style:text-properties fo:color="#464653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10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11">
      <text:list-level-style-number text:level="1" style:num-format="">
        <style:list-level-properties/>
        <style:text-properties fo:color="#669999" fo:font-size="85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3" draw:layer="backgroundobjects" svg:width="8.255cm" svg:height="1.27cm" svg:x="10.79cm" svg:y="0cm" presentation:class="date-time">
        <draw:text-box>
          <text:p/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list text:style-name="ML1">
            <text:list-header>
              <text:p text:style-name="MP4"><text:span text:style-name="MT1">Lecture Style Format Sample</text:span></text:p>
            </text:list-header>
          </text:list>
        </draw:text-box>
      </draw:frame>
      <draw:frame draw:style-name="Mgr3" draw:text-style-name="MP3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5"><text:span text:style-name="MT1"><text:page-number>11</text:page-number></text:span></text:p>
            </text:list-header>
          </text:list>
        </draw:text-box>
      </draw:frame>
      <draw:page-thumbnail draw:layer="backgroundobjects" svg:width="8.024cm" svg:height="5.554cm" svg:x="1cm" svg:y="2.635cm"/>
      <draw:page-thumbnail draw:layer="backgroundobjects" svg:width="8.024cm" svg:height="5.554cm" svg:x="1cm" svg:y="9.921cm"/>
      <draw:page-thumbnail draw:layer="backgroundobjects" svg:width="8.024cm" svg:height="5.554cm" svg:x="1cm" svg:y="17.207cm"/>
      <draw:page-thumbnail draw:layer="backgroundobjects" svg:width="8.024cm" svg:height="5.554cm" svg:x="10.025cm" svg:y="2.635cm"/>
      <draw:page-thumbnail draw:layer="backgroundobjects" svg:width="8.024cm" svg:height="5.554cm" svg:x="10.025cm" svg:y="9.921cm"/>
      <draw:page-thumbnail draw:layer="backgroundobjects" svg:width="8.024cm" svg:height="5.554cm" svg:x="10.025cm" svg:y="17.207cm"/>
    </style:handout-master>
    <style:master-page style:name="Default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presentation:style-name="Default-title" draw:layer="backgroundobjects" svg:width="24.767cm" svg:height="3.18cm" svg:x="1.376cm" svg:y="0.76cm" presentation:class="title" presentation:placeholder="true">
        <draw:text-box/>
      </draw:frame>
      <draw:frame presentation:style-name="Default-outline1" draw:layer="backgroundobjects" svg:width="24.767cm" svg:height="11.048cm" svg:x="1.376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3.758cm" svg:height="9.525cm" svg:x="2.646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draw:style-name="Mgr3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11" draw:style-name="Mgr6" draw:text-style-name="MP7" draw:layer="backgroundobjects" svg:width="3.453cm" svg:height="1.65cm" svg:x="-0.013cm" svg:y="17.18cm">
        <text:p/>
        <draw:enhanced-geometry svg:viewBox="0 0 21600 21600" draw:type="rectangle" draw:enhanced-path="M 0 0 L 21600 0 21600 21600 0 21600 0 0 Z N"/>
      </draw:custom-shape>
      <draw:custom-shape draw:name="Subtitle 8" draw:style-name="Mgr7" draw:text-style-name="MP9" draw:layer="backgroundobjects" svg:width="13.031cm" svg:height="1.587cm" svg:x="14.486cm" svg:y="17.185cm">
        <text:list text:style-name="ML3">
          <text:list-header>
            <text:p text:style-name="MP8"><text:span text:style-name="MT5">Capítulo 2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Subtitle 8" draw:style-name="Mgr8" draw:text-style-name="MP10" draw:layer="backgroundobjects" svg:width="6.302cm" svg:height="1.618cm" svg:x="8.096cm" svg:y="17.189cm">
        <text:p/>
        <draw:enhanced-geometry svg:viewBox="0 0 21600 21600" draw:type="mso-spt202" draw:enhanced-path="M 0 0 L 21600 0 21600 21600 0 21600 0 0 Z N"/>
      </draw:custom-shape>
      <draw:custom-shape draw:name="Subtitle 8" draw:style-name="Mgr9" draw:text-style-name="MP11" draw:layer="backgroundobjects" svg:width="4.516cm" svg:height="1.618cm" svg:x="3.51cm" svg:y="17.185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3.758cm" svg:height="9.525cm" svg:x="2.646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frame draw:style-name="Mgr10" draw:text-style-name="MP2" draw:layer="backgroundobjects" svg:width="4.006cm" svg:height="0.479cm" svg:x="22.194cm" svg:y="17.721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draw:frame presentation:style-name="Mpr3" draw:text-style-name="MP12" draw:layer="backgroundobjects" svg:width="24.767cm" svg:height="1.24cm" svg:x="1.376cm" svg:y="0.76cm" presentation:class="title">
        <draw:text-box>
          <text:p><text:span text:style-name="MT7">Click to edit the title text format</text:span></text:p>
        </draw:text-box>
      </draw:frame>
      <draw:frame presentation:style-name="Mpr4" draw:text-style-name="MP12" draw:layer="backgroundobjects" svg:width="24.767cm" svg:height="14.4cm" svg:x="1.376cm" svg:y="2.8cm" presentation:class="outline">
        <draw:text-box>
          <text:list text:style-name="ML5">
            <text:list-item>
              <text:p><text:span text:style-name="MT8">Click to edit the outline text format</text:span></text:p>
              <text:list>
                <text:list-item>
                  <text:p><text:span text:style-name="MT9">Second Outline Level</text:span>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2-title" draw:layer="backgroundobjects" svg:width="13.758cm" svg:height="9.525cm" svg:x="2.646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6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office:forms form:automatic-focus="false" form:apply-design-mode="false"/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3-title" draw:layer="backgroundobjects" svg:width="13.758cm" svg:height="9.525cm" svg:x="2.646cm" svg:y="1.904cm" presentation:class="page"/>
        <draw:frame presentation:style-name="Title3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8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office:forms form:automatic-focus="false" form:apply-design-mode="false"/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4-title" draw:layer="backgroundobjects" svg:width="13.758cm" svg:height="9.525cm" svg:x="2.646cm" svg:y="1.904cm" presentation:class="page"/>
        <draw:frame presentation:style-name="Title4-notes" draw:layer="backgroundobjects" svg:width="15.24cm" svg:height="11.43cm" svg:x="1.905cm" svg:y="12.065cm" presentation:class="notes" presentation:placeholder="true">
          <draw:text-box/>
        </draw:frame>
        <draw:frame presentation:style-name="Mpr10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0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office:forms form:automatic-focus="false" form:apply-design-mode="false"/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5-title" draw:layer="backgroundobjects" svg:width="13.758cm" svg:height="9.525cm" svg:x="2.646cm" svg:y="1.904cm" presentation:class="page"/>
        <draw:frame presentation:style-name="Title5-notes" draw:layer="backgroundobjects" svg:width="15.24cm" svg:height="11.43cm" svg:x="1.905cm" svg:y="12.065cm" presentation:class="notes" presentation:placeholder="true">
          <draw:text-box/>
        </draw:frame>
        <draw:frame presentation:style-name="Mpr1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office:forms form:automatic-focus="false" form:apply-design-mode="false"/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custom-shape draw:name="Rectangle 3" draw:style-name="Mgr11" draw:text-style-name="MP13" draw:layer="backgroundobjects" svg:width="15.364cm" svg:height="1.27cm" svg:x="12.153cm" svg:y="0cm">
        <text:p/>
        <draw:enhanced-geometry svg:viewBox="0 0 21600 21600" draw:type="mso-spt202" draw:enhanced-path="M 0 0 L 21600 0 21600 21600 0 21600 0 0 Z N"/>
      </draw:custom-shape>
      <draw:frame draw:style-name="Mgr12" draw:text-style-name="MP2" draw:layer="backgroundobjects" svg:width="1.606cm" svg:height="0.679cm" svg:x="1.834cm" svg:y="17.779cm" presentation:class="page-number">
        <draw:text-box>
          <text:list text:style-name="ML6">
            <text:list-header>
              <text:p text:style-name="MP4"><text:span text:style-name="MT10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6-title" draw:layer="backgroundobjects" svg:width="13.758cm" svg:height="9.525cm" svg:x="2.646cm" svg:y="1.904cm" presentation:class="page"/>
        <draw:frame presentation:style-name="Title6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4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office:forms form:automatic-focus="false" form:apply-design-mode="false"/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5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7-title" draw:layer="backgroundobjects" svg:width="13.758cm" svg:height="9.525cm" svg:x="2.646cm" svg:y="1.904cm" presentation:class="page"/>
        <draw:frame presentation:style-name="Title7-notes" draw:layer="backgroundobjects" svg:width="15.24cm" svg:height="11.43cm" svg:x="1.905cm" svg:y="12.065cm" presentation:class="notes" presentation:placeholder="true">
          <draw:text-box/>
        </draw:frame>
        <draw:frame presentation:style-name="Mpr16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6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draw:name="Imagem 7" draw:style-name="Mgr4" draw:text-style-name="MP6" draw:layer="backgroundobjects" svg:width="27.543cm" svg:height="19.297cm" svg:x="-0.026cm" svg:y="0cm">
        <draw:image xlink:href="Pictures/1000000000000952000006889F74E623F903F46E.jpg" xlink:type="simple" xlink:show="embed" xlink:actuate="onLoad" loext:mime-type="image/jpeg">
          <text:p/>
        </draw:image>
      </draw:frame>
      <draw:custom-shape draw:name="Text Box 10" draw:style-name="Mgr13" draw:text-style-name="MP2" draw:layer="backgroundobjects" svg:width="15.664cm" svg:height="0.515cm" svg:x="9.948cm" svg:y="18.578cm">
        <text:list text:style-name="ML7">
          <text:list-header>
            <text:p text:style-name="MP4"><text:span text:style-name="MT11">Copyright </text:span><text:span text:style-name="MT12">© </text:span><text:span text:style-name="MT11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8-title" draw:layer="backgroundobjects" svg:width="13.758cm" svg:height="9.525cm" svg:x="2.646cm" svg:y="1.904cm" presentation:class="page"/>
        <draw:frame presentation:style-name="Title8-notes" draw:layer="backgroundobjects" svg:width="15.24cm" svg:height="11.43cm" svg:x="1.905cm" svg:y="12.065cm" presentation:class="notes" presentation:placeholder="true">
          <draw:text-box/>
        </draw:frame>
        <draw:frame presentation:style-name="Mpr18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8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presentation:style-name="Mpr19" draw:text-style-name="MP12" draw:layer="backgroundobjects" svg:width="24.767cm" svg:height="2.04cm" svg:x="1.376cm" svg:y="0.76cm" presentation:class="title">
        <draw:text-box>
          <text:p><text:span text:style-name="MT8">Click to edit the title text format</text:span></text:p>
        </draw:text-box>
      </draw:frame>
      <draw:frame presentation:style-name="Mpr20" draw:text-style-name="MP12" draw:layer="backgroundobjects" svg:width="24.767cm" svg:height="14.105cm" svg:x="1.376cm" svg:y="3.2cm" presentation:class="outline">
        <draw:text-box>
          <text:list text:style-name="ML8">
            <text:list-item>
              <text:p><text:span text:style-name="MT7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13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4" draw:text-style-name="MP14" draw:layer="backgroundobjects" svg:width="4.05cm" svg:height="1.267cm" svg:x="22.275cm" svg:y="17.133cm">
        <draw:text-box>
          <text:p><text:page-number>&lt;number&gt;</text:page-number></text:p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9-title" draw:layer="backgroundobjects" svg:width="13.758cm" svg:height="9.525cm" svg:x="2.646cm" svg:y="1.904cm" presentation:class="page"/>
        <draw:frame presentation:style-name="Title9-notes" draw:layer="backgroundobjects" svg:width="15.24cm" svg:height="11.43cm" svg:x="1.905cm" svg:y="12.065cm" presentation:class="notes" presentation:placeholder="true">
          <draw:text-box/>
        </draw:frame>
        <draw:frame presentation:style-name="Mpr2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2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_5f_" style:display-name="Title1_" style:page-layout-name="PM1" draw:style-name="Mdp1">
      <draw:custom-shape draw:name="Retângulo 10" draw:style-name="Mgr15" draw:text-style-name="MP13" draw:layer="backgroundobjects" svg:width="22.016cm" svg:height="3.554cm" svg:x="2.724cm" svg:y="10.134cm">
        <text:p/>
        <draw:enhanced-geometry svg:viewBox="0 0 21600 21600" draw:type="rectangle" draw:enhanced-path="M 0 0 L 21600 0 21600 21600 0 21600 0 0 Z N"/>
      </draw:custom-shape>
      <draw:custom-shape draw:name="Retângulo 11" draw:style-name="Mgr16" draw:text-style-name="MP13" draw:layer="backgroundobjects" svg:width="22.016cm" svg:height="1.905cm" svg:x="2.752cm" svg:y="14.023cm">
        <text:p/>
        <draw:enhanced-geometry svg:viewBox="0 0 21600 21600" draw:type="rectangle" draw:enhanced-path="M 0 0 L 21600 0 21600 21600 0 21600 0 0 Z N"/>
      </draw:custom-shape>
      <draw:custom-shape draw:name="Retângulo 12" draw:style-name="Mgr17" draw:text-style-name="MP15" draw:layer="backgroundobjects" svg:width="0.688cm" svg:height="3.554cm" svg:x="2.723cm" svg:y="10.134cm">
        <text:p/>
        <draw:enhanced-geometry svg:viewBox="0 0 21600 21600" draw:type="rectangle" draw:enhanced-path="M 0 0 L 21600 0 21600 21600 0 21600 0 0 Z N"/>
      </draw:custom-shape>
      <draw:custom-shape draw:name="Retângulo 14" draw:style-name="Mgr18" draw:text-style-name="MP16" draw:layer="backgroundobjects" svg:width="0.688cm" svg:height="1.905cm" svg:x="2.751cm" svg:y="14.023cm">
        <text:p/>
        <draw:enhanced-geometry svg:viewBox="0 0 21600 21600" draw:type="rectangle" draw:enhanced-path="M 0 0 L 21600 0 21600 21600 0 21600 0 0 Z N"/>
      </draw:custom-shape>
      <draw:frame presentation:style-name="Title1_5f_-title" draw:layer="backgroundobjects" svg:width="24.768cm" svg:height="2.752cm" svg:x="1.376cm" svg:y="0.423cm" presentation:class="title" presentation:placeholder="true">
        <draw:text-box/>
      </draw:frame>
      <draw:frame presentation:style-name="Title1_5f_-outline1" draw:layer="backgroundobjects" svg:width="24.768cm" svg:height="13.639cm" svg:x="1.376cm" svg:y="3.386cm" presentation:class="outline" presentation:placeholder="true">
        <draw:text-box/>
      </draw:frame>
      <draw:frame presentation:style-name="Mpr23" draw:text-style-name="MP18" draw:layer="backgroundobjects" svg:width="6.88cm" svg:height="1.019cm" svg:x="19.264cm" svg:y="17.651cm" presentation:class="date-time">
        <draw:text-box>
          <text:list text:style-name="ML9">
            <text:list-header>
              <text:p text:style-name="MP17"><text:span text:style-name="MT14"><presentation:date-time/></text:span></text:p>
            </text:list-header>
          </text:list>
        </draw:text-box>
      </draw:frame>
      <draw:frame presentation:style-name="Mpr24" draw:text-style-name="MP19" draw:layer="backgroundobjects" svg:width="10.459cm" svg:height="1.019cm" svg:x="8.722cm" svg:y="17.651cm" presentation:class="footer">
        <draw:text-box>
          <text:p/>
        </draw:text-box>
      </draw:frame>
      <draw:frame presentation:style-name="Mpr25" draw:text-style-name="MP18" draw:layer="backgroundobjects" svg:width="3.67cm" svg:height="1.019cm" svg:x="3.658cm" svg:y="17.651cm" presentation:class="page-number">
        <draw:text-box>
          <text:list text:style-name="ML9">
            <text:list-header>
              <text:p text:style-name="MP17"><text:span text:style-name="MT1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6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27" draw:text-style-name="MP19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20"><text:span text:style-name="MT15"><presentation:date-time/></text:span></text:p>
              </text:list-header>
            </text:list>
          </draw:text-box>
        </draw:frame>
        <draw:page-thumbnail presentation:style-name="Title1_5f_-title" draw:layer="backgroundobjects" svg:width="12.7cm" svg:height="9.525cm" svg:x="3.175cm" svg:y="1.904cm" presentation:class="page"/>
        <draw:frame presentation:style-name="Title1_5f_-notes" draw:layer="backgroundobjects" svg:width="15.24cm" svg:height="11.43cm" svg:x="1.905cm" svg:y="12.065cm" presentation:class="notes" presentation:placeholder="true">
          <draw:text-box/>
        </draw:frame>
        <draw:frame presentation:style-name="Mpr28" draw:text-style-name="MP1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9" draw:text-style-name="MP1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20"><text:span text:style-name="MT15"><text:page-number>&lt;number&gt;</text:page-number></text:span></text:p>
              </text:list-header>
            </text:list>
          </draw:text-box>
        </draw:frame>
      </presentation:notes>
    </style:master-page>
    <style:master-page style:name="Title3_5f_" style:display-name="Title3_" style:page-layout-name="PM1" draw:style-name="Mdp1">
      <draw:line draw:name="Conector reto 27" draw:style-name="Mgr19" draw:text-style-name="MP6" draw:layer="backgroundobjects" svg:x1="1.375cm" svg:y1="17.648cm" svg:x2="26.143cm" svg:y2="17.648cm">
        <text:p/>
      </draw:line>
      <draw:line draw:name="Conector reto 28" draw:style-name="Mgr19" draw:text-style-name="MP6" draw:layer="backgroundobjects" svg:x1="1.375cm" svg:y1="3.175cm" svg:x2="26.143cm" svg:y2="3.175cm">
        <text:p/>
      </draw:line>
      <draw:custom-shape draw:name="Triângulo isósceles 9" draw:style-name="Mgr20" draw:text-style-name="MP16" draw:layer="backgroundobjects" svg:width="0.529cm" svg:height="0.363cm" draw:transform="rotate (-1.5707963267949) translate (1.727cm 17.86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draw:name="Triângulo isósceles 10" draw:style-name="Mgr21" draw:text-style-name="MP16" draw:layer="backgroundobjects" svg:width="0.529cm" svg:height="0.363cm" draw:transform="rotate (-1.5707963267949) translate (1.727cm 17.86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presentation:style-name="Title3_5f_-title" draw:layer="backgroundobjects" svg:width="24.768cm" svg:height="2.752cm" svg:x="1.376cm" svg:y="0.423cm" presentation:class="title" presentation:placeholder="true">
        <draw:text-box/>
      </draw:frame>
      <draw:frame presentation:style-name="Title3_5f_-outline1" draw:layer="backgroundobjects" svg:width="24.768cm" svg:height="13.639cm" svg:x="1.376cm" svg:y="3.386cm" presentation:class="outline" presentation:placeholder="true">
        <draw:text-box/>
      </draw:frame>
      <draw:frame presentation:style-name="Mpr30" draw:text-style-name="MP18" draw:layer="backgroundobjects" svg:width="6.89cm" svg:height="1.014cm" svg:x="19.262cm" svg:y="17.657cm" presentation:class="date-time">
        <draw:text-box>
          <text:list text:style-name="ML9">
            <text:list-header>
              <text:p text:style-name="MP17"><text:span text:style-name="MT14"><presentation:date-time/></text:span></text:p>
            </text:list-header>
          </text:list>
        </draw:text-box>
      </draw:frame>
      <draw:frame presentation:style-name="Mpr31" draw:text-style-name="MP19" draw:layer="backgroundobjects" svg:width="10.55cm" svg:height="1.014cm" svg:x="8.722cm" svg:y="17.657cm" presentation:class="footer">
        <draw:text-box>
          <text:p/>
        </draw:text-box>
      </draw:frame>
      <draw:frame presentation:style-name="Mpr32" draw:text-style-name="MP18" draw:layer="backgroundobjects" svg:width="5.962cm" svg:height="1.014cm" svg:x="1.842cm" svg:y="17.657cm" presentation:class="page-number">
        <draw:text-box>
          <text:list text:style-name="ML9">
            <text:list-header>
              <text:p text:style-name="MP17"><text:span text:style-name="MT1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3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34" draw:text-style-name="MP19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20"><text:span text:style-name="MT15"><presentation:date-time/></text:span></text:p>
              </text:list-header>
            </text:list>
          </draw:text-box>
        </draw:frame>
        <draw:page-thumbnail presentation:style-name="Title3_5f_-title" draw:layer="backgroundobjects" svg:width="12.7cm" svg:height="9.525cm" svg:x="3.175cm" svg:y="1.904cm" presentation:class="page"/>
        <draw:frame presentation:style-name="Title3_5f_-notes" draw:layer="backgroundobjects" svg:width="15.24cm" svg:height="11.43cm" svg:x="1.905cm" svg:y="12.065cm" presentation:class="notes" presentation:placeholder="true">
          <draw:text-box/>
        </draw:frame>
        <draw:frame presentation:style-name="Mpr35" draw:text-style-name="MP1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36" draw:text-style-name="MP1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20"><text:span text:style-name="MT1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Slide 1</dc:title>
    <meta:initial-creator>Thiago</meta:initial-creator>
    <meta:creation-date>2004-06-28T18:12:50.098000000</meta:creation-date>
    <dc:date>2020-02-22T17:07:46.447323743</dc:date>
    <meta:editing-cycles>737</meta:editing-cycles>
    <meta:editing-duration>P4DT7H54M22S</meta:editing-duration>
    <meta:generator>LibreOffice/6.3.4.2.0$Linux_X86_64 LibreOffice_project/30$Build-2</meta:generator>
    <meta:document-statistic meta:object-count="565"/>
  </office:meta>
</office:document-meta>
</file>